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31mm"/>
    </style:style>
    <style:style style:name="co2" style:family="table-column">
      <style:table-column-properties fo:break-before="auto" style:column-width="23.53mm"/>
    </style:style>
    <style:style style:name="co3" style:family="table-column">
      <style:table-column-properties fo:break-before="auto" style:column-width="24.89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34.22mm"/>
    </style:style>
    <style:style style:name="co6" style:family="table-column">
      <style:table-column-properties fo:break-before="auto" style:column-width="24.69mm"/>
    </style:style>
    <style:style style:name="co7" style:family="table-column">
      <style:table-column-properties fo:break-before="auto" style:column-width="32.8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3.44mm"/>
    </style:style>
    <style:style style:name="co10" style:family="table-column">
      <style:table-column-properties fo:break-before="auto" style:column-width="28.7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3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1" number:language="en" number:country="US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002">
      <style:table-cell-properties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ackground-color="#999999" style:text-align-source="fix" style:repeat-content="false" fo:border-left="none" fo:border-right="none" fo:border-top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74pt solid #000000" fo:background-color="#999999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002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999999" style:text-align-source="fix" style:repeat-content="false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999999" style:text-align-source="fix" style:repeat-content="false" fo:border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02">
      <style:table-cell-properties style:text-align-source="fix" style:repeat-content="false" fo:border="0.99pt solid #000000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9999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99pt solid #000000" fo:background-color="#999999" style:text-align-source="fix" style:repeat-content="false" fo:border-left="0.99pt solid #000000" fo:border-right="0.99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124">
      <style:table-cell-properties style:text-align-source="fix" style:repeat-content="false" fo:border="0.99pt solid #000000"/>
      <style:paragraph-properties fo:text-align="center" fo:margin-left="0mm"/>
    </style:style>
    <style:style style:name="ce17" style:family="table-cell" style:parent-style-name="Default" style:data-style-name="N10001">
      <style:table-cell-properties style:text-align-source="fix" style:repeat-content="false" fo:border="0.99pt solid #000000"/>
      <style:paragraph-properties fo:text-align="center" fo:margin-left="0mm"/>
    </style:style>
    <style:style style:name="ce18" style:family="table-cell" style:parent-style-name="Default" style:data-style-name="N10125">
      <style:table-cell-properties style:text-align-source="fix" style:repeat-content="false" fo:border="0.99pt solid #000000"/>
      <style:paragraph-properties fo:text-align="center" fo:margin-left="0mm"/>
    </style:style>
    <style:style style:name="ce19" style:family="table-cell" style:parent-style-name="Default">
      <style:table-cell-properties fo:background-color="#999999" style:text-align-source="fix" style:repeat-content="false" fo:border="0.99pt solid #000000" style:vertical-align="middle"/>
      <style:paragraph-properties fo:text-align="center" fo:margin-left="0mm"/>
      <style:text-properties fo:font-size="12pt" fo:font-weight="bold" style:font-size-asian="10pt" style:font-weight-asian="normal" style:font-size-complex="10pt" style:font-weight-complex="normal"/>
    </style:style>
    <style:style style:name="ce20" style:family="table-cell" style:parent-style-name="Default" style:data-style-name="N10122">
      <style:table-cell-properties style:text-align-source="fix" style:repeat-content="false" fo:border="0.99pt solid #00000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text-overline-style="none" style:text-overline-color="font-color" style:font-name-asian="AR PL SungtiL GB" fo:font-weight="bold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="Liberation Sans" style:country-complex="none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fo:font-size="12pt"/>
    </style:style>
    <style:style style:name="T2" style:family="text">
      <style:text-properties style:text-overline-style="none" style:text-overline-color="font-color" style:font-name-asian="AR PL SungtiL GB" fo:font-weight="bold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="Liberation Sans" style:country-complex="none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fo:font-size="12pt" style:text-position="sub"/>
    </style:style>
    <style:style style:name="T3" style:family="text">
      <style:text-properties style:font-name-asian="AR PL SungtiL GB" fo:font-size="12pt" style:font-relief="none" style:text-emphasize="none" style:font-style-complex="normal" style:font-style-asian="normal" style:font-weight-complex="bold" style:font-weight-asian="bold" style:font-size-complex="12pt" style:font-size-asian="12pt" style:font-name-complex="Lohit Devanagari" style:country-complex="none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4" style:family="text">
      <style:text-properties style:font-name-asian="AR PL SungtiL GB" fo:font-size="12pt" style:font-relief="none" style:text-emphasize="none" style:font-style-complex="normal" style:font-style-asian="normal" style:font-weight-complex="bold" style:font-weight-asian="bold" style:font-size-complex="12pt" style:font-size-asian="12pt" style:font-name-complex="Lohit Devanagari" style:country-complex="none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style:text-position="sub"/>
    </style:style>
    <style:style style:name="T5" style:family="text">
      <style:text-properties style:text-position="sub"/>
    </style:style>
    <style:style style:name="T6" style:family="text">
      <style:text-properties style:country-complex="none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="Liberation Sans" style:font-name-asian="AR PL SungtiL GB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fo:font-size="12pt"/>
    </style:style>
    <style:style style:name="T7" style:family="text">
      <style:text-properties style:country-complex="none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AR PL SungtiL GB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fo:font-size="12pt" style:font-name="Symbol"/>
    </style:style>
    <style:style style:name="T8" style:family="text">
      <style:text-properties style:country-complex="none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AR PL SungtiL GB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fo:font-size="12pt" style:font-name="Liberation Sans"/>
    </style:style>
    <style:style style:name="T9" style:family="text">
      <style:text-properties style:text-underline-style="none" style:text-underline-color="font-color" style:font-name-asian="AR PL SungtiL GB" style:text-line-through-type="none" fo:font-style="normal" style:text-outline="false" fo:text-shadow="none" style:text-line-through-mode="continuous" fo:country="none" style:country-asian="none" style:country-complex="none" style:font-name="Liberation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underline-style="none" style:text-underline-color="font-color" style:font-name-asian="AR PL SungtiL GB" style:text-line-through-type="none" fo:font-style="normal" style:text-outline="false" fo:text-shadow="none" style:text-line-through-mode="continuous" fo:country="none" style:country-asian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Symbol"/>
    </style:style>
    <style:style style:name="T11" style:family="text">
      <style:text-properties style:text-underline-style="none" style:text-underline-color="font-color" style:font-name-asian="AR PL SungtiL GB" style:text-line-through-type="none" fo:font-style="normal" style:text-outline="false" fo:text-shadow="none" style:text-line-through-mode="continuous" fo:country="none" style:country-asian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12" style:family="text">
      <style:text-properties style:text-overline-style="none" style:text-overline-color="font-color" fo:font-size="12pt" style:font-relief="none" style:text-emphasize="none" style:font-style-complex="normal" style:font-style-asian="normal" style:font-weight-complex="bold" style:font-weight-asian="bold" style:font-size-complex="12pt" style:font-size-asian="12pt" style:font-name-complex="Lohit Devanagari" style:font-name-asian="AR PL SungtiL GB" style:font-name="Symbol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country-complex="none"/>
    </style:style>
    <style:style style:name="T13" style:family="text">
      <style:text-properties style:text-overline-style="none" style:text-overline-color="font-color" fo:font-size="12pt" style:font-relief="none" style:text-emphasize="none" style:font-style-complex="normal" style:font-style-asian="normal" style:font-weight-complex="bold" style:font-weight-asian="bold" style:font-size-complex="12pt" style:font-size-asian="12pt" style:font-name-complex="Lohit Devanagari" style:font-name-asian="AR PL SungtiL GB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country-complex="none" style:font-name="Liberation Sans"/>
    </style:style>
    <style:style style:name="T14" style:family="text">
      <style:text-properties style:text-underline-style="none" style:text-underline-color="font-color" style:font-name-asian="AR PL SungtiL GB" style:font-relief="none" style:text-emphasize="none" style:font-style-complex="normal" style:font-style-asian="normal" style:font-weight-complex="bold" style:font-weight-asian="bold" style:font-size-complex="12pt" style:font-size-asian="12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overline-style="none" style:text-overline-color="font-color"/>
    </style:style>
    <style:style style:name="T15" style:family="text">
      <style:text-properties style:text-underline-style="none" style:text-underline-color="font-color" style:font-name-asian="AR PL SungtiL GB" style:font-relief="none" style:text-emphasize="none" style:font-style-complex="normal" style:font-style-asian="normal" style:font-weight-complex="bold" style:font-weight-asian="bold" style:font-size-complex="12pt" style:font-size-asian="12pt" style:font-name-complex="Lohit Devanagari" style:country-complex="none" style:country-asian="none" fo:country="none" style:text-line-through-mode="continuous" fo:text-shadow="none" style:text-outline="false" fo:font-style="normal" style:text-line-through-type="none" style:text-overline-style="none" style:text-overline-color="font-color" style:font-name="Symbol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ce21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2">
            <text:p>Resultados do Experimento 4 </text:p>
          </table:table-cell>
          <table:covered-table-cell table:number-columns-repeated="11" table:style-name="ce2"/>
          <table:table-cell table:style-name="ce2" table:number-columns-repeated="1011"/>
        </table:table-row>
        <table:table-row table:style-name="ro1">
          <table:covered-table-cell table:number-columns-repeated="12" table:style-name="ce2"/>
          <table:table-cell table:style-name="ce2" table:number-columns-repeated="1011"/>
        </table:table-row>
        <table:table-row table:style-name="ro1">
          <table:table-cell table:style-name="ce3" office:value-type="string" calcext:value-type="string">
            <text:p>Tensão da Fonte</text:p>
          </table:table-cell>
          <table:table-cell table:style-name="ce9" office:value-type="string" calcext:value-type="string" table:number-columns-spanned="1" table:number-rows-spanned="2">
            <text:p><text:span text:style-name="T3">u(V</text:span><text:span text:style-name="T4">F</text:span>) (V)</text:p>
          </table:table-cell>
          <table:table-cell table:style-name="ce2" table:number-columns-repeated="1021"/>
        </table:table-row>
        <table:table-row table:style-name="ro2">
          <table:table-cell table:style-name="ce4" office:value-type="string" calcext:value-type="string">
            <text:p><text:span text:style-name="T1">V</text:span><text:span text:style-name="T2">F</text:span><text:span text:style-name="T1"> (V)</text:span></text:p>
          </table:table-cell>
          <table:covered-table-cell table:style-name="ce10"/>
          <table:table-cell table:style-name="ce2" table:number-columns-repeated="1021"/>
        </table:table-row>
        <table:table-row table:style-name="ro1">
          <table:table-cell table:style-name="ce5" office:value-type="float" office:value="5.61" calcext:value-type="float">
            <text:p>5.61</text:p>
          </table:table-cell>
          <table:table-cell table:style-name="ce5" table:formula="of:=(0.5/100*[.A5] + 3*0.01)" office:value-type="float" office:value="0.05805" calcext:value-type="float">
            <text:p>0.06</text:p>
          </table:table-cell>
          <table:table-cell table:style-name="ce2" table:number-columns-repeated="1021"/>
        </table:table-row>
        <table:table-row table:style-name="ro1">
          <table:table-cell table:style-name="ce2" table:number-columns-repeated="1023"/>
        </table:table-row>
        <table:table-row table:style-name="ro1">
          <table:table-cell table:style-name="ce6" office:value-type="string" calcext:value-type="string">
            <text:p>Tensão em R </text:p>
          </table:table-cell>
          <table:table-cell table:style-name="ce11" office:value-type="string" calcext:value-type="string" table:number-columns-spanned="1" table:number-rows-spanned="2">
            <text:p>u(V<text:span text:style-name="T5">R</text:span>) (V)</text:p>
          </table:table-cell>
          <table:table-cell table:style-name="ce14" office:value-type="string" calcext:value-type="string">
            <text:p>Corrente </text:p>
          </table:table-cell>
          <table:table-cell table:style-name="ce11" office:value-type="string" calcext:value-type="string" table:number-columns-spanned="1" table:number-rows-spanned="2">
            <text:p>u(I) (A)</text:p>
          </table:table-cell>
          <table:table-cell table:style-name="ce14" office:value-type="string" calcext:value-type="string">
            <text:p>Resistência</text:p>
          </table:table-cell>
          <table:table-cell table:style-name="ce19" office:value-type="string" calcext:value-type="string" table:number-columns-spanned="1" table:number-rows-spanned="2">
            <text:p><text:span text:style-name="T9">u(R) (</text:span><text:span text:style-name="T10">W</text:span><text:span text:style-name="T11">)</text:span></text:p>
          </table:table-cell>
          <table:table-cell table:style-name="ce14" office:value-type="string" calcext:value-type="string">
            <text:p>Potência Útil </text:p>
          </table:table-cell>
          <table:table-cell table:style-name="ce11" office:value-type="string" calcext:value-type="string" table:number-columns-spanned="1" table:number-rows-spanned="2">
            <text:p>u(P<text:span text:style-name="T5">U</text:span>) (W)</text:p>
          </table:table-cell>
          <table:table-cell table:style-name="ce14" office:value-type="string" calcext:value-type="string">
            <text:p>Potência Total </text:p>
          </table:table-cell>
          <table:table-cell table:style-name="ce11" office:value-type="string" calcext:value-type="string" table:number-columns-spanned="1" table:number-rows-spanned="2">
            <text:p>u(P<text:span text:style-name="T5">T</text:span>) (W)</text:p>
          </table:table-cell>
          <table:table-cell table:style-name="ce14" office:value-type="string" calcext:value-type="string">
            <text:p>Eficiência </text:p>
          </table:table-cell>
          <table:table-cell table:style-name="ce11" office:value-type="string" calcext:value-type="string" table:number-columns-spanned="1" table:number-rows-spanned="2">
            <text:p><text:span text:style-name="T14">u(</text:span><text:span text:style-name="T15">h</text:span>) (%)</text:p>
          </table:table-cell>
          <table:table-cell table:style-name="ce2" table:number-columns-repeated="1011"/>
        </table:table-row>
        <table:table-row table:style-name="ro2">
          <table:table-cell table:style-name="ce7" office:value-type="string" calcext:value-type="string">
            <text:p><text:span text:style-name="T1">V</text:span><text:span text:style-name="T2">R</text:span><text:span text:style-name="T1"> (V)</text:span></text:p>
          </table:table-cell>
          <table:covered-table-cell table:style-name="ce12"/>
          <table:table-cell table:style-name="ce15" office:value-type="string" calcext:value-type="string">
            <text:p>I (A)</text:p>
          </table:table-cell>
          <table:covered-table-cell table:style-name="ce12"/>
          <table:table-cell table:style-name="ce15" office:value-type="string" calcext:value-type="string">
            <text:p><text:span text:style-name="T6"> R (</text:span><text:span text:style-name="T7">W</text:span><text:span text:style-name="T8">)</text:span></text:p>
          </table:table-cell>
          <table:covered-table-cell table:style-name="ce12"/>
          <table:table-cell table:style-name="ce15" office:value-type="string" calcext:value-type="string">
            <text:p><text:span text:style-name="T1">P</text:span><text:span text:style-name="T2">U</text:span><text:span text:style-name="T1"> (W)</text:span></text:p>
          </table:table-cell>
          <table:covered-table-cell table:style-name="ce12"/>
          <table:table-cell table:style-name="ce15" office:value-type="string" calcext:value-type="string">
            <text:p><text:span text:style-name="T1">P</text:span><text:span text:style-name="T2">T</text:span><text:span text:style-name="T1"> (W)</text:span></text:p>
          </table:table-cell>
          <table:covered-table-cell table:style-name="ce12"/>
          <table:table-cell table:style-name="ce15" office:value-type="string" calcext:value-type="string">
            <text:p><text:span text:style-name="T12">h</text:span><text:span text:style-name="T13"> (%)</text:span></text:p>
          </table:table-cell>
          <table:covered-table-cell table:style-name="ce12"/>
          <table:table-cell table:style-name="ce2" table:number-columns-repeated="1011"/>
        </table:table-row>
        <table:table-row table:style-name="ro3">
          <table:table-cell table:style-name="ce8" office:value-type="float" office:value="5" calcext:value-type="float">
            <text:p>5.00</text:p>
          </table:table-cell>
          <table:table-cell table:style-name="ce13" table:formula="of:=(0.5/100*[.A9] + 3*0.01)" office:value-type="float" office:value="0.055" calcext:value-type="float">
            <text:p>0.06</text:p>
          </table:table-cell>
          <table:table-cell table:style-name="ce16" office:value-type="float" office:value="0.0099" calcext:value-type="float">
            <text:p>0.0099</text:p>
          </table:table-cell>
          <table:table-cell table:style-name="ce16" table:formula="of:=(1.2/100*[.C9] + 8*0.0001)" office:value-type="float" office:value="0.0009188" calcext:value-type="float">
            <text:p>0.0009</text:p>
          </table:table-cell>
          <table:table-cell table:style-name="ce17" table:formula="of:=([.A9]/[.C9])" office:value-type="float" office:value="505.050505050505" calcext:value-type="float">
            <text:p>505</text:p>
          </table:table-cell>
          <table:table-cell table:style-name="ce17" table:formula="of:=([.E9])*SQRT(([.B9]/[.A9])^2+([.D9]/[.C9])^2)" office:value-type="float" office:value="47.2008536519275" calcext:value-type="float">
            <text:p>47</text:p>
          </table:table-cell>
          <table:table-cell table:style-name="ce20" table:formula="of:=[.A9]*[.C9]" office:value-type="float" office:value="0.0495" calcext:value-type="float">
            <text:p>0.050</text:p>
          </table:table-cell>
          <table:table-cell table:style-name="ce20" table:formula="of:=([.G9])*SQRT(([.B9]/[.A9])^2+([.D9]/[.C9])^2)" office:value-type="float" office:value="0.00462615566642542" calcext:value-type="float">
            <text:p>0.005</text:p>
          </table:table-cell>
          <table:table-cell table:style-name="ce20" table:formula="of:=[.$A$5]*[.C9]" office:value-type="float" office:value="0.055539" calcext:value-type="float">
            <text:p>0.056</text:p>
          </table:table-cell>
          <table:table-cell table:style-name="ce20" table:formula="of:=([.I9])*SQRT(([.$B$5]/[.$A$5])^2+([.D9]/[.C9])^2)" office:value-type="float" office:value="0.00518640672393219" calcext:value-type="float">
            <text:p>0.005</text:p>
          </table:table-cell>
          <table:table-cell table:style-name="ce13" table:formula="of:=([.G9]/[.I9])*100" office:value-type="float" office:value="89.126559714795" calcext:value-type="float">
            <text:p>89.13</text:p>
          </table:table-cell>
          <table:table-cell table:style-name="ce13" table:formula="of:=([.K9])*SQRT(([.H9]/[.G9])^2+([.J9]/[.I9])^2)" office:value-type="float" office:value="11.7750833408909" calcext:value-type="float">
            <text:p>11.78</text:p>
          </table:table-cell>
          <table:table-cell table:number-columns-repeated="1011"/>
        </table:table-row>
        <table:table-row table:style-name="ro3">
          <table:table-cell table:style-name="ce8" office:value-type="float" office:value="4.9" calcext:value-type="float">
            <text:p>4.90</text:p>
          </table:table-cell>
          <table:table-cell table:style-name="ce13" table:formula="of:=(0.5/100*[.A10] + 3*0.01)" office:value-type="float" office:value="0.0545" calcext:value-type="float">
            <text:p>0.05</text:p>
          </table:table-cell>
          <table:table-cell table:style-name="ce16" office:value-type="float" office:value="0.0117" calcext:value-type="float">
            <text:p>0.0117</text:p>
          </table:table-cell>
          <table:table-cell table:style-name="ce16" table:formula="of:=(1.2/100*[.C10] + 8*0.0001)" office:value-type="float" office:value="0.0009404" calcext:value-type="float">
            <text:p>0.0009</text:p>
          </table:table-cell>
          <table:table-cell table:style-name="ce17" table:formula="of:=([.A10]/[.C10])" office:value-type="float" office:value="418.803418803419" calcext:value-type="float">
            <text:p>419</text:p>
          </table:table-cell>
          <table:table-cell table:style-name="ce17" table:formula="of:=([.E10])*SQRT(([.B10]/[.A10])^2+([.D10]/[.C10])^2)" office:value-type="float" office:value="33.9825394597878" calcext:value-type="float">
            <text:p>34</text:p>
          </table:table-cell>
          <table:table-cell table:style-name="ce20" table:formula="of:=[.A10]*[.C10]" office:value-type="float" office:value="0.05733" calcext:value-type="float">
            <text:p>0.057</text:p>
          </table:table-cell>
          <table:table-cell table:style-name="ce20" table:formula="of:=([.G10])*SQRT(([.B10]/[.A10])^2+([.D10]/[.C10])^2)" office:value-type="float" office:value="0.00465186982665036" calcext:value-type="float">
            <text:p>0.005</text:p>
          </table:table-cell>
          <table:table-cell table:style-name="ce20" table:formula="of:=[.$A$5]*[.C10]" office:value-type="float" office:value="0.065637" calcext:value-type="float">
            <text:p>0.066</text:p>
          </table:table-cell>
          <table:table-cell table:style-name="ce20" table:formula="of:=([.I10])*SQRT(([.$B$5]/[.$A$5])^2+([.D10]/[.C10])^2)" office:value-type="float" office:value="0.00531918338459589" calcext:value-type="float">
            <text:p>0.005</text:p>
          </table:table-cell>
          <table:table-cell table:style-name="ce13" table:formula="of:=([.G10]/[.I10])*100" office:value-type="float" office:value="87.3440285204991" calcext:value-type="float">
            <text:p>87.34</text:p>
          </table:table-cell>
          <table:table-cell table:style-name="ce13" table:formula="of:=([.K10])*SQRT(([.H10]/[.G10])^2+([.J10]/[.I10])^2)" office:value-type="float" office:value="10.0165765940069" calcext:value-type="float">
            <text:p>10.02</text:p>
          </table:table-cell>
          <table:table-cell table:number-columns-repeated="1011"/>
        </table:table-row>
        <table:table-row table:style-name="ro3">
          <table:table-cell table:style-name="ce8" office:value-type="float" office:value="4.8" calcext:value-type="float">
            <text:p>4.80</text:p>
          </table:table-cell>
          <table:table-cell table:style-name="ce13" table:formula="of:=(0.5/100*[.A11] + 3*0.01)" office:value-type="float" office:value="0.054" calcext:value-type="float">
            <text:p>0.05</text:p>
          </table:table-cell>
          <table:table-cell table:style-name="ce16" office:value-type="float" office:value="0.0134" calcext:value-type="float">
            <text:p>0.0134</text:p>
          </table:table-cell>
          <table:table-cell table:style-name="ce16" table:formula="of:=(1.2/100*[.C11] + 8*0.0001)" office:value-type="float" office:value="0.0009608" calcext:value-type="float">
            <text:p>0.0010</text:p>
          </table:table-cell>
          <table:table-cell table:style-name="ce17" table:formula="of:=([.A11]/[.C11])" office:value-type="float" office:value="358.208955223881" calcext:value-type="float">
            <text:p>358</text:p>
          </table:table-cell>
          <table:table-cell table:style-name="ce17" table:formula="of:=([.E11])*SQRT(([.B11]/[.A11])^2+([.D11]/[.C11])^2)" office:value-type="float" office:value="25.9983374319661" calcext:value-type="float">
            <text:p>26</text:p>
          </table:table-cell>
          <table:table-cell table:style-name="ce20" table:formula="of:=[.A11]*[.C11]" office:value-type="float" office:value="0.06432" calcext:value-type="float">
            <text:p>0.064</text:p>
          </table:table-cell>
          <table:table-cell table:style-name="ce20" table:formula="of:=([.G11])*SQRT(([.B11]/[.A11])^2+([.D11]/[.C11])^2)" office:value-type="float" office:value="0.00466826146928383" calcext:value-type="float">
            <text:p>0.005</text:p>
          </table:table-cell>
          <table:table-cell table:style-name="ce20" table:formula="of:=[.$A$5]*[.C11]" office:value-type="float" office:value="0.075174" calcext:value-type="float">
            <text:p>0.075</text:p>
          </table:table-cell>
          <table:table-cell table:style-name="ce20" table:formula="of:=([.I11])*SQRT(([.$B$5]/[.$A$5])^2+([.D11]/[.C11])^2)" office:value-type="float" office:value="0.00544592787178126" calcext:value-type="float">
            <text:p>0.005</text:p>
          </table:table-cell>
          <table:table-cell table:style-name="ce13" table:formula="of:=([.G11]/[.I11])*100" office:value-type="float" office:value="85.5614973262032" calcext:value-type="float">
            <text:p>85.56</text:p>
          </table:table-cell>
          <table:table-cell table:style-name="ce13" table:formula="of:=([.K11])*SQRT(([.H11]/[.G11])^2+([.J11]/[.I11])^2)" office:value-type="float" office:value="8.77405653036102" calcext:value-type="float">
            <text:p>8.77</text:p>
          </table:table-cell>
          <table:table-cell table:number-columns-repeated="1011"/>
        </table:table-row>
        <table:table-row table:style-name="ro3">
          <table:table-cell table:style-name="ce8" office:value-type="float" office:value="4.7" calcext:value-type="float">
            <text:p>4.70</text:p>
          </table:table-cell>
          <table:table-cell table:style-name="ce13" table:formula="of:=(0.5/100*[.A12] + 3*0.01)" office:value-type="float" office:value="0.0535" calcext:value-type="float">
            <text:p>0.05</text:p>
          </table:table-cell>
          <table:table-cell table:style-name="ce16" office:value-type="float" office:value="0.0151" calcext:value-type="float">
            <text:p>0.0151</text:p>
          </table:table-cell>
          <table:table-cell table:style-name="ce16" table:formula="of:=(1.2/100*[.C12] + 8*0.0001)" office:value-type="float" office:value="0.0009812" calcext:value-type="float">
            <text:p>0.0010</text:p>
          </table:table-cell>
          <table:table-cell table:style-name="ce17" table:formula="of:=([.A12]/[.C12])" office:value-type="float" office:value="311.258278145695" calcext:value-type="float">
            <text:p>311</text:p>
          </table:table-cell>
          <table:table-cell table:style-name="ce17" table:formula="of:=([.E12])*SQRT(([.B12]/[.A12])^2+([.D12]/[.C12])^2)" office:value-type="float" office:value="20.5335881016214" calcext:value-type="float">
            <text:p>21</text:p>
          </table:table-cell>
          <table:table-cell table:style-name="ce20" table:formula="of:=[.A12]*[.C12]" office:value-type="float" office:value="0.07097" calcext:value-type="float">
            <text:p>0.071</text:p>
          </table:table-cell>
          <table:table-cell table:style-name="ce20" table:formula="of:=([.G12])*SQRT(([.B12]/[.A12])^2+([.D12]/[.C12])^2)" office:value-type="float" office:value="0.0046818634230507" calcext:value-type="float">
            <text:p>0.005</text:p>
          </table:table-cell>
          <table:table-cell table:style-name="ce20" table:formula="of:=[.$A$5]*[.C12]" office:value-type="float" office:value="0.084711" calcext:value-type="float">
            <text:p>0.085</text:p>
          </table:table-cell>
          <table:table-cell table:style-name="ce20" table:formula="of:=([.I12])*SQRT(([.$B$5]/[.$A$5])^2+([.D12]/[.C12])^2)" office:value-type="float" office:value="0.00557388744118941" calcext:value-type="float">
            <text:p>0.006</text:p>
          </table:table-cell>
          <table:table-cell table:style-name="ce13" table:formula="of:=([.G12]/[.I12])*100" office:value-type="float" office:value="83.7789661319073" calcext:value-type="float">
            <text:p>83.78</text:p>
          </table:table-cell>
          <table:table-cell table:style-name="ce13" table:formula="of:=([.K12])*SQRT(([.H12]/[.G12])^2+([.J12]/[.I12])^2)" office:value-type="float" office:value="7.80605998615866" calcext:value-type="float">
            <text:p>7.81</text:p>
          </table:table-cell>
          <table:table-cell table:number-columns-repeated="1011"/>
        </table:table-row>
        <table:table-row table:style-name="ro3">
          <table:table-cell table:style-name="ce8" office:value-type="float" office:value="4.6" calcext:value-type="float">
            <text:p>4.60</text:p>
          </table:table-cell>
          <table:table-cell table:style-name="ce13" table:formula="of:=(0.5/100*[.A13] + 3*0.01)" office:value-type="float" office:value="0.053" calcext:value-type="float">
            <text:p>0.05</text:p>
          </table:table-cell>
          <table:table-cell table:style-name="ce16" office:value-type="float" office:value="0.0162" calcext:value-type="float">
            <text:p>0.0162</text:p>
          </table:table-cell>
          <table:table-cell table:style-name="ce16" table:formula="of:=(1.2/100*[.C13] + 8*0.0001)" office:value-type="float" office:value="0.0009944" calcext:value-type="float">
            <text:p>0.0010</text:p>
          </table:table-cell>
          <table:table-cell table:style-name="ce17" table:formula="of:=([.A13]/[.C13])" office:value-type="float" office:value="283.950617283951" calcext:value-type="float">
            <text:p>284</text:p>
          </table:table-cell>
          <table:table-cell table:style-name="ce17" table:formula="of:=([.E13])*SQRT(([.B13]/[.A13])^2+([.D13]/[.C13])^2)" office:value-type="float" office:value="17.7340477759429" calcext:value-type="float">
            <text:p>18</text:p>
          </table:table-cell>
          <table:table-cell table:style-name="ce20" table:formula="of:=[.A13]*[.C13]" office:value-type="float" office:value="0.07452" calcext:value-type="float">
            <text:p>0.075</text:p>
          </table:table-cell>
          <table:table-cell table:style-name="ce20" table:formula="of:=([.G13])*SQRT(([.B13]/[.A13])^2+([.D13]/[.C13])^2)" office:value-type="float" office:value="0.00465412349831845" calcext:value-type="float">
            <text:p>0.005</text:p>
          </table:table-cell>
          <table:table-cell table:style-name="ce20" table:formula="of:=[.$A$5]*[.C13]" office:value-type="float" office:value="0.090882" calcext:value-type="float">
            <text:p>0.091</text:p>
          </table:table-cell>
          <table:table-cell table:style-name="ce20" table:formula="of:=([.I13])*SQRT(([.$B$5]/[.$A$5])^2+([.D13]/[.C13])^2)" office:value-type="float" office:value="0.00565729355904005" calcext:value-type="float">
            <text:p>0.006</text:p>
          </table:table-cell>
          <table:table-cell table:style-name="ce13" table:formula="of:=([.G13]/[.I13])*100" office:value-type="float" office:value="81.9964349376114" calcext:value-type="float">
            <text:p>82.00</text:p>
          </table:table-cell>
          <table:table-cell table:style-name="ce13" table:formula="of:=([.K13])*SQRT(([.H13]/[.G13])^2+([.J13]/[.I13])^2)" office:value-type="float" office:value="7.23034633290188" calcext:value-type="float">
            <text:p>7.23</text:p>
          </table:table-cell>
          <table:table-cell table:number-columns-repeated="1011"/>
        </table:table-row>
        <table:table-row table:style-name="ro3">
          <table:table-cell table:style-name="ce8" office:value-type="float" office:value="4.5" calcext:value-type="float">
            <text:p>4.50</text:p>
          </table:table-cell>
          <table:table-cell table:style-name="ce13" table:formula="of:=(0.5/100*[.A14] + 3*0.01)" office:value-type="float" office:value="0.0525" calcext:value-type="float">
            <text:p>0.05</text:p>
          </table:table-cell>
          <table:table-cell table:style-name="ce16" office:value-type="float" office:value="0.0183" calcext:value-type="float">
            <text:p>0.0183</text:p>
          </table:table-cell>
          <table:table-cell table:style-name="ce16" table:formula="of:=(1.2/100*[.C14] + 8*0.0001)" office:value-type="float" office:value="0.0010196" calcext:value-type="float">
            <text:p>0.0010</text:p>
          </table:table-cell>
          <table:table-cell table:style-name="ce17" table:formula="of:=([.A14]/[.C14])" office:value-type="float" office:value="245.901639344262" calcext:value-type="float">
            <text:p>246</text:p>
          </table:table-cell>
          <table:table-cell table:style-name="ce17" table:formula="of:=([.E14])*SQRT(([.B14]/[.A14])^2+([.D14]/[.C14])^2)" office:value-type="float" office:value="13.9977587892174" calcext:value-type="float">
            <text:p>14</text:p>
          </table:table-cell>
          <table:table-cell table:style-name="ce20" table:formula="of:=[.A14]*[.C14]" office:value-type="float" office:value="0.08235" calcext:value-type="float">
            <text:p>0.082</text:p>
          </table:table-cell>
          <table:table-cell table:style-name="ce20" table:formula="of:=([.G14])*SQRT(([.B14]/[.A14])^2+([.D14]/[.C14])^2)" office:value-type="float" office:value="0.00468770944092101" calcext:value-type="float">
            <text:p>0.005</text:p>
          </table:table-cell>
          <table:table-cell table:style-name="ce20" table:formula="of:=[.$A$5]*[.C14]" office:value-type="float" office:value="0.102663" calcext:value-type="float">
            <text:p>0.103</text:p>
          </table:table-cell>
          <table:table-cell table:style-name="ce20" table:formula="of:=([.I14])*SQRT(([.$B$5]/[.$A$5])^2+([.D14]/[.C14])^2)" office:value-type="float" office:value="0.00581776673657178" calcext:value-type="float">
            <text:p>0.006</text:p>
          </table:table-cell>
          <table:table-cell table:style-name="ce13" table:formula="of:=([.G14]/[.I14])*100" office:value-type="float" office:value="80.2139037433155" calcext:value-type="float">
            <text:p>80.21</text:p>
          </table:table-cell>
          <table:table-cell table:style-name="ce13" table:formula="of:=([.K14])*SQRT(([.H14]/[.G14])^2+([.J14]/[.I14])^2)" office:value-type="float" office:value="6.4429767947252" calcext:value-type="float">
            <text:p>6.44</text:p>
          </table:table-cell>
          <table:table-cell table:number-columns-repeated="1011"/>
        </table:table-row>
        <table:table-row table:style-name="ro3">
          <table:table-cell table:style-name="ce8" office:value-type="float" office:value="4.4" calcext:value-type="float">
            <text:p>4.40</text:p>
          </table:table-cell>
          <table:table-cell table:style-name="ce13" table:formula="of:=(0.5/100*[.A15] + 3*0.01)" office:value-type="float" office:value="0.052" calcext:value-type="float">
            <text:p>0.05</text:p>
          </table:table-cell>
          <table:table-cell table:style-name="ce16" office:value-type="float" office:value="0.0199" calcext:value-type="float">
            <text:p>0.0199</text:p>
          </table:table-cell>
          <table:table-cell table:style-name="ce16" table:formula="of:=(1.2/100*[.C15] + 8*0.0001)" office:value-type="float" office:value="0.0010388" calcext:value-type="float">
            <text:p>0.0010</text:p>
          </table:table-cell>
          <table:table-cell table:style-name="ce17" table:formula="of:=([.A15]/[.C15])" office:value-type="float" office:value="221.105527638191" calcext:value-type="float">
            <text:p>221</text:p>
          </table:table-cell>
          <table:table-cell table:style-name="ce17" table:formula="of:=([.E15])*SQRT(([.B15]/[.A15])^2+([.D15]/[.C15])^2)" office:value-type="float" office:value="11.834030423076" calcext:value-type="float">
            <text:p>12</text:p>
          </table:table-cell>
          <table:table-cell table:style-name="ce20" table:formula="of:=[.A15]*[.C15]" office:value-type="float" office:value="0.08756" calcext:value-type="float">
            <text:p>0.088</text:p>
          </table:table-cell>
          <table:table-cell table:style-name="ce20" table:formula="of:=([.G15])*SQRT(([.B15]/[.A15])^2+([.D15]/[.C15])^2)" office:value-type="float" office:value="0.00468639438784232" calcext:value-type="float">
            <text:p>0.005</text:p>
          </table:table-cell>
          <table:table-cell table:style-name="ce20" table:formula="of:=[.$A$5]*[.C15]" office:value-type="float" office:value="0.111639" calcext:value-type="float">
            <text:p>0.112</text:p>
          </table:table-cell>
          <table:table-cell table:style-name="ce20" table:formula="of:=([.I15])*SQRT(([.$B$5]/[.$A$5])^2+([.D15]/[.C15])^2)" office:value-type="float" office:value="0.00594105965348346" calcext:value-type="float">
            <text:p>0.006</text:p>
          </table:table-cell>
          <table:table-cell table:style-name="ce13" table:formula="of:=([.G15]/[.I15])*100" office:value-type="float" office:value="78.4313725490196" calcext:value-type="float">
            <text:p>78.43</text:p>
          </table:table-cell>
          <table:table-cell table:style-name="ce13" table:formula="of:=([.K15])*SQRT(([.H15]/[.G15])^2+([.J15]/[.I15])^2)" office:value-type="float" office:value="5.91968907488542" calcext:value-type="float">
            <text:p>5.92</text:p>
          </table:table-cell>
          <table:table-cell table:number-columns-repeated="1011"/>
        </table:table-row>
        <table:table-row table:style-name="ro3">
          <table:table-cell table:style-name="ce8" office:value-type="float" office:value="4.3" calcext:value-type="float">
            <text:p>4.30</text:p>
          </table:table-cell>
          <table:table-cell table:style-name="ce13" table:formula="of:=(0.5/100*[.A16] + 3*0.01)" office:value-type="float" office:value="0.0515" calcext:value-type="float">
            <text:p>0.05</text:p>
          </table:table-cell>
          <table:table-cell table:style-name="ce16" office:value-type="float" office:value="0.0217" calcext:value-type="float">
            <text:p>0.0217</text:p>
          </table:table-cell>
          <table:table-cell table:style-name="ce16" table:formula="of:=(1.2/100*[.C16] + 8*0.0001)" office:value-type="float" office:value="0.0010604" calcext:value-type="float">
            <text:p>0.0011</text:p>
          </table:table-cell>
          <table:table-cell table:style-name="ce17" table:formula="of:=([.A16]/[.C16])" office:value-type="float" office:value="198.15668202765" calcext:value-type="float">
            <text:p>198</text:p>
          </table:table-cell>
          <table:table-cell table:style-name="ce17" table:formula="of:=([.E16])*SQRT(([.B16]/[.A16])^2+([.D16]/[.C16])^2)" office:value-type="float" office:value="9.96978923912027" calcext:value-type="float">
            <text:p>10</text:p>
          </table:table-cell>
          <table:table-cell table:style-name="ce20" table:formula="of:=[.A16]*[.C16]" office:value-type="float" office:value="0.09331" calcext:value-type="float">
            <text:p>0.093</text:p>
          </table:table-cell>
          <table:table-cell table:style-name="ce20" table:formula="of:=([.G16])*SQRT(([.B16]/[.A16])^2+([.D16]/[.C16])^2)" office:value-type="float" office:value="0.00469467405480934" calcext:value-type="float">
            <text:p>0.005</text:p>
          </table:table-cell>
          <table:table-cell table:style-name="ce20" table:formula="of:=[.$A$5]*[.C16]" office:value-type="float" office:value="0.121737" calcext:value-type="float">
            <text:p>0.122</text:p>
          </table:table-cell>
          <table:table-cell table:style-name="ce20" table:formula="of:=([.I16])*SQRT(([.$B$5]/[.$A$5])^2+([.D16]/[.C16])^2)" office:value-type="float" office:value="0.00608075252214403" calcext:value-type="float">
            <text:p>0.006</text:p>
          </table:table-cell>
          <table:table-cell table:style-name="ce13" table:formula="of:=([.G16]/[.I16])*100" office:value-type="float" office:value="76.6488413547237" calcext:value-type="float">
            <text:p>76.65</text:p>
          </table:table-cell>
          <table:table-cell table:style-name="ce13" table:formula="of:=([.K16])*SQRT(([.H16]/[.G16])^2+([.J16]/[.I16])^2)" office:value-type="float" office:value="5.43415812455252" calcext:value-type="float">
            <text:p>5.43</text:p>
          </table:table-cell>
          <table:table-cell table:number-columns-repeated="1011"/>
        </table:table-row>
        <table:table-row table:style-name="ro3">
          <table:table-cell table:style-name="ce8" office:value-type="float" office:value="4.2" calcext:value-type="float">
            <text:p>4.20</text:p>
          </table:table-cell>
          <table:table-cell table:style-name="ce13" table:formula="of:=(0.5/100*[.A17] + 3*0.01)" office:value-type="float" office:value="0.051" calcext:value-type="float">
            <text:p>0.05</text:p>
          </table:table-cell>
          <table:table-cell table:style-name="ce16" office:value-type="float" office:value="0.0232" calcext:value-type="float">
            <text:p>0.0232</text:p>
          </table:table-cell>
          <table:table-cell table:style-name="ce16" table:formula="of:=(1.2/100*[.C17] + 8*0.0001)" office:value-type="float" office:value="0.0010784" calcext:value-type="float">
            <text:p>0.0011</text:p>
          </table:table-cell>
          <table:table-cell table:style-name="ce17" table:formula="of:=([.A17]/[.C17])" office:value-type="float" office:value="181.034482758621" calcext:value-type="float">
            <text:p>181</text:p>
          </table:table-cell>
          <table:table-cell table:style-name="ce17" table:formula="of:=([.E17])*SQRT(([.B17]/[.A17])^2+([.D17]/[.C17])^2)" office:value-type="float" office:value="8.69737555747215" calcext:value-type="float">
            <text:p>9</text:p>
          </table:table-cell>
          <table:table-cell table:style-name="ce20" table:formula="of:=[.A17]*[.C17]" office:value-type="float" office:value="0.09744" calcext:value-type="float">
            <text:p>0.097</text:p>
          </table:table-cell>
          <table:table-cell table:style-name="ce20" table:formula="of:=([.G17])*SQRT(([.B17]/[.A17])^2+([.D17]/[.C17])^2)" office:value-type="float" office:value="0.00468127542005381" calcext:value-type="float">
            <text:p>0.005</text:p>
          </table:table-cell>
          <table:table-cell table:style-name="ce20" table:formula="of:=[.$A$5]*[.C17]" office:value-type="float" office:value="0.130152" calcext:value-type="float">
            <text:p>0.130</text:p>
          </table:table-cell>
          <table:table-cell table:style-name="ce20" table:formula="of:=([.I17])*SQRT(([.$B$5]/[.$A$5])^2+([.D17]/[.C17])^2)" office:value-type="float" office:value="0.00619791359479753" calcext:value-type="float">
            <text:p>0.006</text:p>
          </table:table-cell>
          <table:table-cell table:style-name="ce13" table:formula="of:=([.G17]/[.I17])*100" office:value-type="float" office:value="74.8663101604278" calcext:value-type="float">
            <text:p>74.87</text:p>
          </table:table-cell>
          <table:table-cell table:style-name="ce13" table:formula="of:=([.K17])*SQRT(([.H17]/[.G17])^2+([.J17]/[.I17])^2)" office:value-type="float" office:value="5.06431458730799" calcext:value-type="float">
            <text:p>5.06</text:p>
          </table:table-cell>
          <table:table-cell table:number-columns-repeated="1011"/>
        </table:table-row>
        <table:table-row table:style-name="ro3">
          <table:table-cell table:style-name="ce8" office:value-type="float" office:value="4.1" calcext:value-type="float">
            <text:p>4.10</text:p>
          </table:table-cell>
          <table:table-cell table:style-name="ce13" table:formula="of:=(0.5/100*[.A18] + 3*0.01)" office:value-type="float" office:value="0.0505" calcext:value-type="float">
            <text:p>0.05</text:p>
          </table:table-cell>
          <table:table-cell table:style-name="ce16" office:value-type="float" office:value="0.0249" calcext:value-type="float">
            <text:p>0.0249</text:p>
          </table:table-cell>
          <table:table-cell table:style-name="ce16" table:formula="of:=(1.2/100*[.C18] + 8*0.0001)" office:value-type="float" office:value="0.0010988" calcext:value-type="float">
            <text:p>0.0011</text:p>
          </table:table-cell>
          <table:table-cell table:style-name="ce17" table:formula="of:=([.A18]/[.C18])" office:value-type="float" office:value="164.658634538153" calcext:value-type="float">
            <text:p>165</text:p>
          </table:table-cell>
          <table:table-cell table:style-name="ce17" table:formula="of:=([.E18])*SQRT(([.B18]/[.A18])^2+([.D18]/[.C18])^2)" office:value-type="float" office:value="7.54387455043891" calcext:value-type="float">
            <text:p>8</text:p>
          </table:table-cell>
          <table:table-cell table:style-name="ce20" table:formula="of:=[.A18]*[.C18]" office:value-type="float" office:value="0.10209" calcext:value-type="float">
            <text:p>0.102</text:p>
          </table:table-cell>
          <table:table-cell table:style-name="ce20" table:formula="of:=([.G18])*SQRT(([.B18]/[.A18])^2+([.D18]/[.C18])^2)" office:value-type="float" office:value="0.00467727766001763" calcext:value-type="float">
            <text:p>0.005</text:p>
          </table:table-cell>
          <table:table-cell table:style-name="ce20" table:formula="of:=[.$A$5]*[.C18]" office:value-type="float" office:value="0.139689" calcext:value-type="float">
            <text:p>0.140</text:p>
          </table:table-cell>
          <table:table-cell table:style-name="ce20" table:formula="of:=([.I18])*SQRT(([.$B$5]/[.$A$5])^2+([.D18]/[.C18])^2)" office:value-type="float" office:value="0.0063314699102064" calcext:value-type="float">
            <text:p>0.006</text:p>
          </table:table-cell>
          <table:table-cell table:style-name="ce13" table:formula="of:=([.G18]/[.I18])*100" office:value-type="float" office:value="73.0837789661319" calcext:value-type="float">
            <text:p>73.08</text:p>
          </table:table-cell>
          <table:table-cell table:style-name="ce13" table:formula="of:=([.K18])*SQRT(([.H18]/[.G18])^2+([.J18]/[.I18])^2)" office:value-type="float" office:value="4.71004089531314" calcext:value-type="float">
            <text:p>4.71</text:p>
          </table:table-cell>
          <table:table-cell table:number-columns-repeated="1011"/>
        </table:table-row>
        <table:table-row table:style-name="ro3">
          <table:table-cell table:style-name="ce8" office:value-type="float" office:value="4" calcext:value-type="float">
            <text:p>4.00</text:p>
          </table:table-cell>
          <table:table-cell table:style-name="ce13" table:formula="of:=(0.5/100*[.A19] + 3*0.01)" office:value-type="float" office:value="0.05" calcext:value-type="float">
            <text:p>0.05</text:p>
          </table:table-cell>
          <table:table-cell table:style-name="ce16" office:value-type="float" office:value="0.0266" calcext:value-type="float">
            <text:p>0.0266</text:p>
          </table:table-cell>
          <table:table-cell table:style-name="ce16" table:formula="of:=(1.2/100*[.C19] + 8*0.0001)" office:value-type="float" office:value="0.0011192" calcext:value-type="float">
            <text:p>0.0011</text:p>
          </table:table-cell>
          <table:table-cell table:style-name="ce17" table:formula="of:=([.A19]/[.C19])" office:value-type="float" office:value="150.375939849624" calcext:value-type="float">
            <text:p>150</text:p>
          </table:table-cell>
          <table:table-cell table:style-name="ce17" table:formula="of:=([.E19])*SQRT(([.B19]/[.A19])^2+([.D19]/[.C19])^2)" office:value-type="float" office:value="6.60041000531149" calcext:value-type="float">
            <text:p>7</text:p>
          </table:table-cell>
          <table:table-cell table:style-name="ce20" table:formula="of:=[.A19]*[.C19]" office:value-type="float" office:value="0.1064" calcext:value-type="float">
            <text:p>0.106</text:p>
          </table:table-cell>
          <table:table-cell table:style-name="ce20" table:formula="of:=([.G19])*SQRT(([.B19]/[.A19])^2+([.D19]/[.C19])^2)" office:value-type="float" office:value="0.0046701861033582" calcext:value-type="float">
            <text:p>0.005</text:p>
          </table:table-cell>
          <table:table-cell table:style-name="ce20" table:formula="of:=[.$A$5]*[.C19]" office:value-type="float" office:value="0.149226" calcext:value-type="float">
            <text:p>0.149</text:p>
          </table:table-cell>
          <table:table-cell table:style-name="ce20" table:formula="of:=([.I19])*SQRT(([.$B$5]/[.$A$5])^2+([.D19]/[.C19])^2)" office:value-type="float" office:value="0.00646579939650497" calcext:value-type="float">
            <text:p>0.006</text:p>
          </table:table-cell>
          <table:table-cell table:style-name="ce13" table:formula="of:=([.G19]/[.I19])*100" office:value-type="float" office:value="71.301247771836" calcext:value-type="float">
            <text:p>71.30</text:p>
          </table:table-cell>
          <table:table-cell table:style-name="ce13" table:formula="of:=([.K19])*SQRT(([.H19]/[.G19])^2+([.J19]/[.I19])^2)" office:value-type="float" office:value="4.39759691481733" calcext:value-type="float">
            <text:p>4.40</text:p>
          </table:table-cell>
          <table:table-cell table:number-columns-repeated="1011"/>
        </table:table-row>
        <table:table-row table:style-name="ro3">
          <table:table-cell table:style-name="ce8" office:value-type="float" office:value="3.9" calcext:value-type="float">
            <text:p>3.90</text:p>
          </table:table-cell>
          <table:table-cell table:style-name="ce13" table:formula="of:=(0.5/100*[.A20] + 3*0.01)" office:value-type="float" office:value="0.0495" calcext:value-type="float">
            <text:p>0.05</text:p>
          </table:table-cell>
          <table:table-cell table:style-name="ce16" office:value-type="float" office:value="0.0283" calcext:value-type="float">
            <text:p>0.0283</text:p>
          </table:table-cell>
          <table:table-cell table:style-name="ce16" table:formula="of:=(1.2/100*[.C20] + 8*0.0001)" office:value-type="float" office:value="0.0011396" calcext:value-type="float">
            <text:p>0.0011</text:p>
          </table:table-cell>
          <table:table-cell table:style-name="ce17" table:formula="of:=([.A20]/[.C20])" office:value-type="float" office:value="137.809187279152" calcext:value-type="float">
            <text:p>138</text:p>
          </table:table-cell>
          <table:table-cell table:style-name="ce17" table:formula="of:=([.E20])*SQRT(([.B20]/[.A20])^2+([.D20]/[.C20])^2)" office:value-type="float" office:value="5.8185037970041" calcext:value-type="float">
            <text:p>6</text:p>
          </table:table-cell>
          <table:table-cell table:style-name="ce20" table:formula="of:=[.A20]*[.C20]" office:value-type="float" office:value="0.11037" calcext:value-type="float">
            <text:p>0.110</text:p>
          </table:table-cell>
          <table:table-cell table:style-name="ce20" table:formula="of:=([.G20])*SQRT(([.B20]/[.A20])^2+([.D20]/[.C20])^2)" office:value-type="float" office:value="0.00465998150598262" calcext:value-type="float">
            <text:p>0.005</text:p>
          </table:table-cell>
          <table:table-cell table:style-name="ce20" table:formula="of:=[.$A$5]*[.C20]" office:value-type="float" office:value="0.158763" calcext:value-type="float">
            <text:p>0.159</text:p>
          </table:table-cell>
          <table:table-cell table:style-name="ce20" table:formula="of:=([.I20])*SQRT(([.$B$5]/[.$A$5])^2+([.D20]/[.C20])^2)" office:value-type="float" office:value="0.00660085485104475" calcext:value-type="float">
            <text:p>0.007</text:p>
          </table:table-cell>
          <table:table-cell table:style-name="ce13" table:formula="of:=([.G20]/[.I20])*100" office:value-type="float" office:value="69.5187165775401" calcext:value-type="float">
            <text:p>69.52</text:p>
          </table:table-cell>
          <table:table-cell table:style-name="ce13" table:formula="of:=([.K20])*SQRT(([.H20]/[.G20])^2+([.J20]/[.I20])^2)" office:value-type="float" office:value="4.11940474684683" calcext:value-type="float">
            <text:p>4.12</text:p>
          </table:table-cell>
          <table:table-cell table:number-columns-repeated="1011"/>
        </table:table-row>
        <table:table-row table:style-name="ro3">
          <table:table-cell table:style-name="ce8" office:value-type="float" office:value="3.8" calcext:value-type="float">
            <text:p>3.80</text:p>
          </table:table-cell>
          <table:table-cell table:style-name="ce13" table:formula="of:=(0.5/100*[.A21] + 3*0.01)" office:value-type="float" office:value="0.049" calcext:value-type="float">
            <text:p>0.05</text:p>
          </table:table-cell>
          <table:table-cell table:style-name="ce16" office:value-type="float" office:value="0.03" calcext:value-type="float">
            <text:p>0.0300</text:p>
          </table:table-cell>
          <table:table-cell table:style-name="ce16" table:formula="of:=(1.2/100*[.C21] + 8*0.0001)" office:value-type="float" office:value="0.00116" calcext:value-type="float">
            <text:p>0.0012</text:p>
          </table:table-cell>
          <table:table-cell table:style-name="ce17" table:formula="of:=([.A21]/[.C21])" office:value-type="float" office:value="126.666666666667" calcext:value-type="float">
            <text:p>127</text:p>
          </table:table-cell>
          <table:table-cell table:style-name="ce17" table:formula="of:=([.E21])*SQRT(([.B21]/[.A21])^2+([.D21]/[.C21])^2)" office:value-type="float" office:value="5.16294537432575" calcext:value-type="float">
            <text:p>5</text:p>
          </table:table-cell>
          <table:table-cell table:style-name="ce20" table:formula="of:=[.A21]*[.C21]" office:value-type="float" office:value="0.114" calcext:value-type="float">
            <text:p>0.114</text:p>
          </table:table-cell>
          <table:table-cell table:style-name="ce20" table:formula="of:=([.G21])*SQRT(([.B21]/[.A21])^2+([.D21]/[.C21])^2)" office:value-type="float" office:value="0.00464665083689317" calcext:value-type="float">
            <text:p>0.005</text:p>
          </table:table-cell>
          <table:table-cell table:style-name="ce20" table:formula="of:=[.$A$5]*[.C21]" office:value-type="float" office:value="0.1683" calcext:value-type="float">
            <text:p>0.168</text:p>
          </table:table-cell>
          <table:table-cell table:style-name="ce20" table:formula="of:=([.I21])*SQRT(([.$B$5]/[.$A$5])^2+([.D21]/[.C21])^2)" office:value-type="float" office:value="0.00673659261125385" calcext:value-type="float">
            <text:p>0.007</text:p>
          </table:table-cell>
          <table:table-cell table:style-name="ce13" table:formula="of:=([.G21]/[.I21])*100" office:value-type="float" office:value="67.7361853832442" calcext:value-type="float">
            <text:p>67.74</text:p>
          </table:table-cell>
          <table:table-cell table:style-name="ce13" table:formula="of:=([.K21])*SQRT(([.H21]/[.G21])^2+([.J21]/[.I21])^2)" office:value-type="float" office:value="3.86960954081268" calcext:value-type="float">
            <text:p>3.87</text:p>
          </table:table-cell>
          <table:table-cell table:number-columns-repeated="1011"/>
        </table:table-row>
        <table:table-row table:style-name="ro3">
          <table:table-cell table:style-name="ce8" office:value-type="float" office:value="3.7" calcext:value-type="float">
            <text:p>3.70</text:p>
          </table:table-cell>
          <table:table-cell table:style-name="ce13" table:formula="of:=(0.5/100*[.A22] + 3*0.01)" office:value-type="float" office:value="0.0485" calcext:value-type="float">
            <text:p>0.05</text:p>
          </table:table-cell>
          <table:table-cell table:style-name="ce16" office:value-type="float" office:value="0.0316" calcext:value-type="float">
            <text:p>0.0316</text:p>
          </table:table-cell>
          <table:table-cell table:style-name="ce16" table:formula="of:=(1.2/100*[.C22] + 8*0.0001)" office:value-type="float" office:value="0.0011792" calcext:value-type="float">
            <text:p>0.0012</text:p>
          </table:table-cell>
          <table:table-cell table:style-name="ce17" table:formula="of:=([.A22]/[.C22])" office:value-type="float" office:value="117.088607594937" calcext:value-type="float">
            <text:p>117</text:p>
          </table:table-cell>
          <table:table-cell table:style-name="ce17" table:formula="of:=([.E22])*SQRT(([.B22]/[.A22])^2+([.D22]/[.C22])^2)" office:value-type="float" office:value="4.63105850037317" calcext:value-type="float">
            <text:p>5</text:p>
          </table:table-cell>
          <table:table-cell table:style-name="ce20" table:formula="of:=[.A22]*[.C22]" office:value-type="float" office:value="0.11692" calcext:value-type="float">
            <text:p>0.117</text:p>
          </table:table-cell>
          <table:table-cell table:style-name="ce20" table:formula="of:=([.G22])*SQRT(([.B22]/[.A22])^2+([.D22]/[.C22])^2)" office:value-type="float" office:value="0.00462438977613263" calcext:value-type="float">
            <text:p>0.005</text:p>
          </table:table-cell>
          <table:table-cell table:style-name="ce20" table:formula="of:=[.$A$5]*[.C22]" office:value-type="float" office:value="0.177276" calcext:value-type="float">
            <text:p>0.177</text:p>
          </table:table-cell>
          <table:table-cell table:style-name="ce20" table:formula="of:=([.I22])*SQRT(([.$B$5]/[.$A$5])^2+([.D22]/[.C22])^2)" office:value-type="float" office:value="0.00686493283592374" calcext:value-type="float">
            <text:p>0.007</text:p>
          </table:table-cell>
          <table:table-cell table:style-name="ce13" table:formula="of:=([.G22]/[.I22])*100" office:value-type="float" office:value="65.9536541889483" calcext:value-type="float">
            <text:p>65.95</text:p>
          </table:table-cell>
          <table:table-cell table:style-name="ce13" table:formula="of:=([.K22])*SQRT(([.H22]/[.G22])^2+([.J22]/[.I22])^2)" office:value-type="float" office:value="3.65071850899243" calcext:value-type="float">
            <text:p>3.65</text:p>
          </table:table-cell>
          <table:table-cell table:number-columns-repeated="1011"/>
        </table:table-row>
        <table:table-row table:style-name="ro3">
          <table:table-cell table:style-name="ce8" office:value-type="float" office:value="3.6" calcext:value-type="float">
            <text:p>3.60</text:p>
          </table:table-cell>
          <table:table-cell table:style-name="ce13" table:formula="of:=(0.5/100*[.A23] + 3*0.01)" office:value-type="float" office:value="0.048" calcext:value-type="float">
            <text:p>0.05</text:p>
          </table:table-cell>
          <table:table-cell table:style-name="ce16" office:value-type="float" office:value="0.0333" calcext:value-type="float">
            <text:p>0.0333</text:p>
          </table:table-cell>
          <table:table-cell table:style-name="ce16" table:formula="of:=(1.2/100*[.C23] + 8*0.0001)" office:value-type="float" office:value="0.0011996" calcext:value-type="float">
            <text:p>0.0012</text:p>
          </table:table-cell>
          <table:table-cell table:style-name="ce17" table:formula="of:=([.A23]/[.C23])" office:value-type="float" office:value="108.108108108108" calcext:value-type="float">
            <text:p>108</text:p>
          </table:table-cell>
          <table:table-cell table:style-name="ce17" table:formula="of:=([.E23])*SQRT(([.B23]/[.A23])^2+([.D23]/[.C23])^2)" office:value-type="float" office:value="4.15268571553326" calcext:value-type="float">
            <text:p>4</text:p>
          </table:table-cell>
          <table:table-cell table:style-name="ce20" table:formula="of:=[.A23]*[.C23]" office:value-type="float" office:value="0.11988" calcext:value-type="float">
            <text:p>0.120</text:p>
          </table:table-cell>
          <table:table-cell table:style-name="ce20" table:formula="of:=([.G23])*SQRT(([.B23]/[.A23])^2+([.D23]/[.C23])^2)" office:value-type="float" office:value="0.00460487166309768" calcext:value-type="float">
            <text:p>0.005</text:p>
          </table:table-cell>
          <table:table-cell table:style-name="ce20" table:formula="of:=[.$A$5]*[.C23]" office:value-type="float" office:value="0.186813" calcext:value-type="float">
            <text:p>0.187</text:p>
          </table:table-cell>
          <table:table-cell table:style-name="ce20" table:formula="of:=([.I23])*SQRT(([.$B$5]/[.$A$5])^2+([.D23]/[.C23])^2)" office:value-type="float" office:value="0.00700188232647201" calcext:value-type="float">
            <text:p>0.007</text:p>
          </table:table-cell>
          <table:table-cell table:style-name="ce13" table:formula="of:=([.G23]/[.I23])*100" office:value-type="float" office:value="64.1711229946524" calcext:value-type="float">
            <text:p>64.17</text:p>
          </table:table-cell>
          <table:table-cell table:style-name="ce13" table:formula="of:=([.K23])*SQRT(([.H23]/[.G23])^2+([.J23]/[.I23])^2)" office:value-type="float" office:value="3.44396982291643" calcext:value-type="float">
            <text:p>3.44</text:p>
          </table:table-cell>
          <table:table-cell table:number-columns-repeated="1011"/>
        </table:table-row>
        <table:table-row table:style-name="ro3">
          <table:table-cell table:style-name="ce8" office:value-type="float" office:value="3.5" calcext:value-type="float">
            <text:p>3.50</text:p>
          </table:table-cell>
          <table:table-cell table:style-name="ce13" table:formula="of:=(0.5/100*[.A24] + 3*0.01)" office:value-type="float" office:value="0.0475" calcext:value-type="float">
            <text:p>0.05</text:p>
          </table:table-cell>
          <table:table-cell table:style-name="ce16" office:value-type="float" office:value="0.0351" calcext:value-type="float">
            <text:p>0.0351</text:p>
          </table:table-cell>
          <table:table-cell table:style-name="ce16" table:formula="of:=(1.2/100*[.C24] + 8*0.0001)" office:value-type="float" office:value="0.0012212" calcext:value-type="float">
            <text:p>0.0012</text:p>
          </table:table-cell>
          <table:table-cell table:style-name="ce18" table:formula="of:=([.A24]/[.C24])" office:value-type="float" office:value="99.7150997150997" calcext:value-type="float">
            <text:p>99.7</text:p>
          </table:table-cell>
          <table:table-cell table:style-name="ce17" table:formula="of:=([.E24])*SQRT(([.B24]/[.A24])^2+([.D24]/[.C24])^2)" office:value-type="float" office:value="3.7238864302046" calcext:value-type="float">
            <text:p>4</text:p>
          </table:table-cell>
          <table:table-cell table:style-name="ce20" table:formula="of:=[.A24]*[.C24]" office:value-type="float" office:value="0.12285" calcext:value-type="float">
            <text:p>0.123</text:p>
          </table:table-cell>
          <table:table-cell table:style-name="ce20" table:formula="of:=([.G24])*SQRT(([.B24]/[.A24])^2+([.D24]/[.C24])^2)" office:value-type="float" office:value="0.00458786532087637" calcext:value-type="float">
            <text:p>0.005</text:p>
          </table:table-cell>
          <table:table-cell table:style-name="ce20" table:formula="of:=[.$A$5]*[.C24]" office:value-type="float" office:value="0.196911" calcext:value-type="float">
            <text:p>0.197</text:p>
          </table:table-cell>
          <table:table-cell table:style-name="ce20" table:formula="of:=([.I24])*SQRT(([.$B$5]/[.$A$5])^2+([.D24]/[.C24])^2)" office:value-type="float" office:value="0.00714751003123808" calcext:value-type="float">
            <text:p>0.007</text:p>
          </table:table-cell>
          <table:table-cell table:style-name="ce13" table:formula="of:=([.G24]/[.I24])*100" office:value-type="float" office:value="62.3885918003565" calcext:value-type="float">
            <text:p>62.39</text:p>
          </table:table-cell>
          <table:table-cell table:style-name="ce13" table:formula="of:=([.K24])*SQRT(([.H24]/[.G24])^2+([.J24]/[.I24])^2)" office:value-type="float" office:value="3.24913776367768" calcext:value-type="float">
            <text:p>3.25</text:p>
          </table:table-cell>
          <table:table-cell table:number-columns-repeated="1011"/>
        </table:table-row>
        <table:table-row table:style-name="ro3">
          <table:table-cell table:style-name="ce8" office:value-type="float" office:value="3.4" calcext:value-type="float">
            <text:p>3.40</text:p>
          </table:table-cell>
          <table:table-cell table:style-name="ce13" table:formula="of:=(0.5/100*[.A25] + 3*0.01)" office:value-type="float" office:value="0.047" calcext:value-type="float">
            <text:p>0.05</text:p>
          </table:table-cell>
          <table:table-cell table:style-name="ce16" office:value-type="float" office:value="0.0366" calcext:value-type="float">
            <text:p>0.0366</text:p>
          </table:table-cell>
          <table:table-cell table:style-name="ce16" table:formula="of:=(1.2/100*[.C25] + 8*0.0001)" office:value-type="float" office:value="0.0012392" calcext:value-type="float">
            <text:p>0.0012</text:p>
          </table:table-cell>
          <table:table-cell table:style-name="ce18" table:formula="of:=([.A25]/[.C25])" office:value-type="float" office:value="92.896174863388" calcext:value-type="float">
            <text:p>92.9</text:p>
          </table:table-cell>
          <table:table-cell table:style-name="ce17" table:formula="of:=([.E25])*SQRT(([.B25]/[.A25])^2+([.D25]/[.C25])^2)" office:value-type="float" office:value="3.39731986486073" calcext:value-type="float">
            <text:p>3</text:p>
          </table:table-cell>
          <table:table-cell table:style-name="ce20" table:formula="of:=[.A25]*[.C25]" office:value-type="float" office:value="0.12444" calcext:value-type="float">
            <text:p>0.124</text:p>
          </table:table-cell>
          <table:table-cell table:style-name="ce20" table:formula="of:=([.G25])*SQRT(([.B25]/[.A25])^2+([.D25]/[.C25])^2)" office:value-type="float" office:value="0.00455091379817285" calcext:value-type="float">
            <text:p>0.005</text:p>
          </table:table-cell>
          <table:table-cell table:style-name="ce20" table:formula="of:=[.$A$5]*[.C25]" office:value-type="float" office:value="0.205326" calcext:value-type="float">
            <text:p>0.205</text:p>
          </table:table-cell>
          <table:table-cell table:style-name="ce20" table:formula="of:=([.I25])*SQRT(([.$B$5]/[.$A$5])^2+([.D25]/[.C25])^2)" office:value-type="float" office:value="0.00726932824218607" calcext:value-type="float">
            <text:p>0.007</text:p>
          </table:table-cell>
          <table:table-cell table:style-name="ce13" table:formula="of:=([.G25]/[.I25])*100" office:value-type="float" office:value="60.6060606060606" calcext:value-type="float">
            <text:p>60.61</text:p>
          </table:table-cell>
          <table:table-cell table:style-name="ce13" table:formula="of:=([.K25])*SQRT(([.H25]/[.G25])^2+([.J25]/[.I25])^2)" office:value-type="float" office:value="3.08489053102751" calcext:value-type="float">
            <text:p>3.08</text:p>
          </table:table-cell>
          <table:table-cell table:number-columns-repeated="1011"/>
        </table:table-row>
        <table:table-row table:style-name="ro3">
          <table:table-cell table:style-name="ce8" office:value-type="float" office:value="3.3" calcext:value-type="float">
            <text:p>3.30</text:p>
          </table:table-cell>
          <table:table-cell table:style-name="ce13" table:formula="of:=(0.5/100*[.A26] + 3*0.01)" office:value-type="float" office:value="0.0465" calcext:value-type="float">
            <text:p>0.05</text:p>
          </table:table-cell>
          <table:table-cell table:style-name="ce16" office:value-type="float" office:value="0.0382" calcext:value-type="float">
            <text:p>0.0382</text:p>
          </table:table-cell>
          <table:table-cell table:style-name="ce16" table:formula="of:=(1.2/100*[.C26] + 8*0.0001)" office:value-type="float" office:value="0.0012584" calcext:value-type="float">
            <text:p>0.0013</text:p>
          </table:table-cell>
          <table:table-cell table:style-name="ce18" table:formula="of:=([.A26]/[.C26])" office:value-type="float" office:value="86.3874345549738" calcext:value-type="float">
            <text:p>86.4</text:p>
          </table:table-cell>
          <table:table-cell table:style-name="ce17" table:formula="of:=([.E26])*SQRT(([.B26]/[.A26])^2+([.D26]/[.C26])^2)" office:value-type="float" office:value="3.09522210465851" calcext:value-type="float">
            <text:p>3</text:p>
          </table:table-cell>
          <table:table-cell table:style-name="ce20" table:formula="of:=[.A26]*[.C26]" office:value-type="float" office:value="0.12606" calcext:value-type="float">
            <text:p>0.126</text:p>
          </table:table-cell>
          <table:table-cell table:style-name="ce20" table:formula="of:=([.G26])*SQRT(([.B26]/[.A26])^2+([.D26]/[.C26])^2)" office:value-type="float" office:value="0.00451667190400188" calcext:value-type="float">
            <text:p>0.005</text:p>
          </table:table-cell>
          <table:table-cell table:style-name="ce20" table:formula="of:=[.$A$5]*[.C26]" office:value-type="float" office:value="0.214302" calcext:value-type="float">
            <text:p>0.214</text:p>
          </table:table-cell>
          <table:table-cell table:style-name="ce20" table:formula="of:=([.I26])*SQRT(([.$B$5]/[.$A$5])^2+([.D26]/[.C26])^2)" office:value-type="float" office:value="0.00739970550910481" calcext:value-type="float">
            <text:p>0.007</text:p>
          </table:table-cell>
          <table:table-cell table:style-name="ce13" table:formula="of:=([.G26]/[.I26])*100" office:value-type="float" office:value="58.8235294117647" calcext:value-type="float">
            <text:p>58.82</text:p>
          </table:table-cell>
          <table:table-cell table:style-name="ce13" table:formula="of:=([.K26])*SQRT(([.H26]/[.G26])^2+([.J26]/[.I26])^2)" office:value-type="float" office:value="2.9270430721832" calcext:value-type="float">
            <text:p>2.93</text:p>
          </table:table-cell>
          <table:table-cell table:number-columns-repeated="1011"/>
        </table:table-row>
        <table:table-row table:style-name="ro3">
          <table:table-cell table:style-name="ce8" office:value-type="float" office:value="3.2" calcext:value-type="float">
            <text:p>3.20</text:p>
          </table:table-cell>
          <table:table-cell table:style-name="ce13" table:formula="of:=(0.5/100*[.A27] + 3*0.01)" office:value-type="float" office:value="0.046" calcext:value-type="float">
            <text:p>0.05</text:p>
          </table:table-cell>
          <table:table-cell table:style-name="ce16" office:value-type="float" office:value="0.0399" calcext:value-type="float">
            <text:p>0.0399</text:p>
          </table:table-cell>
          <table:table-cell table:style-name="ce16" table:formula="of:=(1.2/100*[.C27] + 8*0.0001)" office:value-type="float" office:value="0.0012788" calcext:value-type="float">
            <text:p>0.0013</text:p>
          </table:table-cell>
          <table:table-cell table:style-name="ce18" table:formula="of:=([.A27]/[.C27])" office:value-type="float" office:value="80.2005012531328" calcext:value-type="float">
            <text:p>80.2</text:p>
          </table:table-cell>
          <table:table-cell table:style-name="ce18" table:formula="of:=([.E27])*SQRT(([.B27]/[.A27])^2+([.D27]/[.C27])^2)" office:value-type="float" office:value="2.81714025261279" calcext:value-type="float">
            <text:p>2.8</text:p>
          </table:table-cell>
          <table:table-cell table:style-name="ce20" table:formula="of:=[.A27]*[.C27]" office:value-type="float" office:value="0.12768" calcext:value-type="float">
            <text:p>0.128</text:p>
          </table:table-cell>
          <table:table-cell table:style-name="ce20" table:formula="of:=([.G27])*SQRT(([.B27]/[.A27])^2+([.D27]/[.C27])^2)" office:value-type="float" office:value="0.00448491545356209" calcext:value-type="float">
            <text:p>0.004</text:p>
          </table:table-cell>
          <table:table-cell table:style-name="ce20" table:formula="of:=[.$A$5]*[.C27]" office:value-type="float" office:value="0.223839" calcext:value-type="float">
            <text:p>0.224</text:p>
          </table:table-cell>
          <table:table-cell table:style-name="ce20" table:formula="of:=([.I27])*SQRT(([.$B$5]/[.$A$5])^2+([.D27]/[.C27])^2)" office:value-type="float" office:value="0.00753870087923967" calcext:value-type="float">
            <text:p>0.008</text:p>
          </table:table-cell>
          <table:table-cell table:style-name="ce13" table:formula="of:=([.G27]/[.I27])*100" office:value-type="float" office:value="57.0409982174688" calcext:value-type="float">
            <text:p>57.04</text:p>
          </table:table-cell>
          <table:table-cell table:style-name="ce13" table:formula="of:=([.K27])*SQRT(([.H27]/[.G27])^2+([.J27]/[.I27])^2)" office:value-type="float" office:value="2.77581353304339" calcext:value-type="float">
            <text:p>2.78</text:p>
          </table:table-cell>
          <table:table-cell table:number-columns-repeated="1011"/>
        </table:table-row>
        <table:table-row table:style-name="ro3">
          <table:table-cell table:style-name="ce8" office:value-type="float" office:value="3.1" calcext:value-type="float">
            <text:p>3.10</text:p>
          </table:table-cell>
          <table:table-cell table:style-name="ce13" table:formula="of:=(0.5/100*[.A28] + 3*0.01)" office:value-type="float" office:value="0.0455" calcext:value-type="float">
            <text:p>0.05</text:p>
          </table:table-cell>
          <table:table-cell table:style-name="ce16" office:value-type="float" office:value="0.0415" calcext:value-type="float">
            <text:p>0.0415</text:p>
          </table:table-cell>
          <table:table-cell table:style-name="ce16" table:formula="of:=(1.2/100*[.C28] + 8*0.0001)" office:value-type="float" office:value="0.001298" calcext:value-type="float">
            <text:p>0.0013</text:p>
          </table:table-cell>
          <table:table-cell table:style-name="ce18" table:formula="of:=([.A28]/[.C28])" office:value-type="float" office:value="74.6987951807229" calcext:value-type="float">
            <text:p>74.7</text:p>
          </table:table-cell>
          <table:table-cell table:style-name="ce18" table:formula="of:=([.E28])*SQRT(([.B28]/[.A28])^2+([.D28]/[.C28])^2)" office:value-type="float" office:value="2.58082353758338" calcext:value-type="float">
            <text:p>2.6</text:p>
          </table:table-cell>
          <table:table-cell table:style-name="ce20" table:formula="of:=[.A28]*[.C28]" office:value-type="float" office:value="0.12865" calcext:value-type="float">
            <text:p>0.129</text:p>
          </table:table-cell>
          <table:table-cell table:style-name="ce20" table:formula="of:=([.G28])*SQRT(([.B28]/[.A28])^2+([.D28]/[.C28])^2)" office:value-type="float" office:value="0.00444482333760297" calcext:value-type="float">
            <text:p>0.004</text:p>
          </table:table-cell>
          <table:table-cell table:style-name="ce20" table:formula="of:=[.$A$5]*[.C28]" office:value-type="float" office:value="0.232815" calcext:value-type="float">
            <text:p>0.233</text:p>
          </table:table-cell>
          <table:table-cell table:style-name="ce20" table:formula="of:=([.I28])*SQRT(([.$B$5]/[.$A$5])^2+([.D28]/[.C28])^2)" office:value-type="float" office:value="0.00766993887355206" calcext:value-type="float">
            <text:p>0.008</text:p>
          </table:table-cell>
          <table:table-cell table:style-name="ce13" table:formula="of:=([.G28]/[.I28])*100" office:value-type="float" office:value="55.2584670231729" calcext:value-type="float">
            <text:p>55.26</text:p>
          </table:table-cell>
          <table:table-cell table:style-name="ce13" table:formula="of:=([.K28])*SQRT(([.H28]/[.G28])^2+([.J28]/[.I28])^2)" office:value-type="float" office:value="2.63798525063772" calcext:value-type="float">
            <text:p>2.64</text:p>
          </table:table-cell>
          <table:table-cell table:number-columns-repeated="1011"/>
        </table:table-row>
        <table:table-row table:style-name="ro3">
          <table:table-cell table:style-name="ce8" office:value-type="float" office:value="3" calcext:value-type="float">
            <text:p>3.00</text:p>
          </table:table-cell>
          <table:table-cell table:style-name="ce13" table:formula="of:=(0.5/100*[.A29] + 3*0.01)" office:value-type="float" office:value="0.045" calcext:value-type="float">
            <text:p>0.05</text:p>
          </table:table-cell>
          <table:table-cell table:style-name="ce16" office:value-type="float" office:value="0.0432" calcext:value-type="float">
            <text:p>0.0432</text:p>
          </table:table-cell>
          <table:table-cell table:style-name="ce16" table:formula="of:=(1.2/100*[.C29] + 8*0.0001)" office:value-type="float" office:value="0.0013184" calcext:value-type="float">
            <text:p>0.0013</text:p>
          </table:table-cell>
          <table:table-cell table:style-name="ce18" table:formula="of:=([.A29]/[.C29])" office:value-type="float" office:value="69.4444444444444" calcext:value-type="float">
            <text:p>69.4</text:p>
          </table:table-cell>
          <table:table-cell table:style-name="ce18" table:formula="of:=([.E29])*SQRT(([.B29]/[.A29])^2+([.D29]/[.C29])^2)" office:value-type="float" office:value="2.36149912310705" calcext:value-type="float">
            <text:p>2.4</text:p>
          </table:table-cell>
          <table:table-cell table:style-name="ce20" table:formula="of:=[.A29]*[.C29]" office:value-type="float" office:value="0.1296" calcext:value-type="float">
            <text:p>0.130</text:p>
          </table:table-cell>
          <table:table-cell table:style-name="ce20" table:formula="of:=([.G29])*SQRT(([.B29]/[.A29])^2+([.D29]/[.C29])^2)" office:value-type="float" office:value="0.0044071241235073" calcext:value-type="float">
            <text:p>0.004</text:p>
          </table:table-cell>
          <table:table-cell table:style-name="ce20" table:formula="of:=[.$A$5]*[.C29]" office:value-type="float" office:value="0.242352" calcext:value-type="float">
            <text:p>0.242</text:p>
          </table:table-cell>
          <table:table-cell table:style-name="ce20" table:formula="of:=([.I29])*SQRT(([.$B$5]/[.$A$5])^2+([.D29]/[.C29])^2)" office:value-type="float" office:value="0.00780980087299132" calcext:value-type="float">
            <text:p>0.008</text:p>
          </table:table-cell>
          <table:table-cell table:style-name="ce13" table:formula="of:=([.G29]/[.I29])*100" office:value-type="float" office:value="53.475935828877" calcext:value-type="float">
            <text:p>53.48</text:p>
          </table:table-cell>
          <table:table-cell table:style-name="ce13" table:formula="of:=([.K29])*SQRT(([.H29]/[.G29])^2+([.J29]/[.I29])^2)" office:value-type="float" office:value="2.50529630757347" calcext:value-type="float">
            <text:p>2.51</text:p>
          </table:table-cell>
          <table:table-cell table:number-columns-repeated="1011"/>
        </table:table-row>
        <table:table-row table:style-name="ro3">
          <table:table-cell table:style-name="ce8" office:value-type="float" office:value="2.9" calcext:value-type="float">
            <text:p>2.90</text:p>
          </table:table-cell>
          <table:table-cell table:style-name="ce13" table:formula="of:=(0.5/100*[.A30] + 3*0.01)" office:value-type="float" office:value="0.0445" calcext:value-type="float">
            <text:p>0.04</text:p>
          </table:table-cell>
          <table:table-cell table:style-name="ce16" office:value-type="float" office:value="0.045" calcext:value-type="float">
            <text:p>0.0450</text:p>
          </table:table-cell>
          <table:table-cell table:style-name="ce16" table:formula="of:=(1.2/100*[.C30] + 8*0.0001)" office:value-type="float" office:value="0.00134" calcext:value-type="float">
            <text:p>0.0013</text:p>
          </table:table-cell>
          <table:table-cell table:style-name="ce18" table:formula="of:=([.A30]/[.C30])" office:value-type="float" office:value="64.4444444444444" calcext:value-type="float">
            <text:p>64.4</text:p>
          </table:table-cell>
          <table:table-cell table:style-name="ce18" table:formula="of:=([.E30])*SQRT(([.B30]/[.A30])^2+([.D30]/[.C30])^2)" office:value-type="float" office:value="2.15882134912465" calcext:value-type="float">
            <text:p>2.2</text:p>
          </table:table-cell>
          <table:table-cell table:style-name="ce20" table:formula="of:=[.A30]*[.C30]" office:value-type="float" office:value="0.1305" calcext:value-type="float">
            <text:p>0.131</text:p>
          </table:table-cell>
          <table:table-cell table:style-name="ce20" table:formula="of:=([.G30])*SQRT(([.B30]/[.A30])^2+([.D30]/[.C30])^2)" office:value-type="float" office:value="0.00437161323197741" calcext:value-type="float">
            <text:p>0.004</text:p>
          </table:table-cell>
          <table:table-cell table:style-name="ce20" table:formula="of:=[.$A$5]*[.C30]" office:value-type="float" office:value="0.25245" calcext:value-type="float">
            <text:p>0.252</text:p>
          </table:table-cell>
          <table:table-cell table:style-name="ce20" table:formula="of:=([.I30])*SQRT(([.$B$5]/[.$A$5])^2+([.D30]/[.C30])^2)" office:value-type="float" office:value="0.00795833857174348" calcext:value-type="float">
            <text:p>0.008</text:p>
          </table:table-cell>
          <table:table-cell table:style-name="ce13" table:formula="of:=([.G30]/[.I30])*100" office:value-type="float" office:value="51.6934046345811" calcext:value-type="float">
            <text:p>51.69</text:p>
          </table:table-cell>
          <table:table-cell table:style-name="ce13" table:formula="of:=([.K30])*SQRT(([.H30]/[.G30])^2+([.J30]/[.I30])^2)" office:value-type="float" office:value="2.37787892800913" calcext:value-type="float">
            <text:p>2.38</text:p>
          </table:table-cell>
          <table:table-cell table:number-columns-repeated="1011"/>
        </table:table-row>
        <table:table-row table:style-name="ro3">
          <table:table-cell table:style-name="ce8" office:value-type="float" office:value="2.8" calcext:value-type="float">
            <text:p>2.80</text:p>
          </table:table-cell>
          <table:table-cell table:style-name="ce13" table:formula="of:=(0.5/100*[.A31] + 3*0.01)" office:value-type="float" office:value="0.044" calcext:value-type="float">
            <text:p>0.04</text:p>
          </table:table-cell>
          <table:table-cell table:style-name="ce16" office:value-type="float" office:value="0.0464" calcext:value-type="float">
            <text:p>0.0464</text:p>
          </table:table-cell>
          <table:table-cell table:style-name="ce16" table:formula="of:=(1.2/100*[.C31] + 8*0.0001)" office:value-type="float" office:value="0.0013568" calcext:value-type="float">
            <text:p>0.0014</text:p>
          </table:table-cell>
          <table:table-cell table:style-name="ce18" table:formula="of:=([.A31]/[.C31])" office:value-type="float" office:value="60.3448275862069" calcext:value-type="float">
            <text:p>60.3</text:p>
          </table:table-cell>
          <table:table-cell table:style-name="ce18" table:formula="of:=([.E31])*SQRT(([.B31]/[.A31])^2+([.D31]/[.C31])^2)" office:value-type="float" office:value="2.00322745931672" calcext:value-type="float">
            <text:p>2.0</text:p>
          </table:table-cell>
          <table:table-cell table:style-name="ce20" table:formula="of:=[.A31]*[.C31]" office:value-type="float" office:value="0.12992" calcext:value-type="float">
            <text:p>0.130</text:p>
          </table:table-cell>
          <table:table-cell table:style-name="ce20" table:formula="of:=([.G31])*SQRT(([.B31]/[.A31])^2+([.D31]/[.C31])^2)" office:value-type="float" office:value="0.00431286859081053" calcext:value-type="float">
            <text:p>0.004</text:p>
          </table:table-cell>
          <table:table-cell table:style-name="ce20" table:formula="of:=[.$A$5]*[.C31]" office:value-type="float" office:value="0.260304" calcext:value-type="float">
            <text:p>0.260</text:p>
          </table:table-cell>
          <table:table-cell table:style-name="ce20" table:formula="of:=([.I31])*SQRT(([.$B$5]/[.$A$5])^2+([.D31]/[.C31])^2)" office:value-type="float" office:value="0.00807417087175544" calcext:value-type="float">
            <text:p>0.008</text:p>
          </table:table-cell>
          <table:table-cell table:style-name="ce13" table:formula="of:=([.G31]/[.I31])*100" office:value-type="float" office:value="49.9108734402852" calcext:value-type="float">
            <text:p>49.91</text:p>
          </table:table-cell>
          <table:table-cell table:style-name="ce13" table:formula="of:=([.K31])*SQRT(([.H31]/[.G31])^2+([.J31]/[.I31])^2)" office:value-type="float" office:value="2.26758451326562" calcext:value-type="float">
            <text:p>2.27</text:p>
          </table:table-cell>
          <table:table-cell table:number-columns-repeated="1011"/>
        </table:table-row>
        <table:table-row table:style-name="ro3">
          <table:table-cell table:style-name="ce8" office:value-type="float" office:value="2.7" calcext:value-type="float">
            <text:p>2.70</text:p>
          </table:table-cell>
          <table:table-cell table:style-name="ce13" table:formula="of:=(0.5/100*[.A32] + 3*0.01)" office:value-type="float" office:value="0.0435" calcext:value-type="float">
            <text:p>0.04</text:p>
          </table:table-cell>
          <table:table-cell table:style-name="ce16" office:value-type="float" office:value="0.0481" calcext:value-type="float">
            <text:p>0.0481</text:p>
          </table:table-cell>
          <table:table-cell table:style-name="ce16" table:formula="of:=(1.2/100*[.C32] + 8*0.0001)" office:value-type="float" office:value="0.0013772" calcext:value-type="float">
            <text:p>0.0014</text:p>
          </table:table-cell>
          <table:table-cell table:style-name="ce18" table:formula="of:=([.A32]/[.C32])" office:value-type="float" office:value="56.1330561330561" calcext:value-type="float">
            <text:p>56.1</text:p>
          </table:table-cell>
          <table:table-cell table:style-name="ce18" table:formula="of:=([.E32])*SQRT(([.B32]/[.A32])^2+([.D32]/[.C32])^2)" office:value-type="float" office:value="1.84417403630043" calcext:value-type="float">
            <text:p>1.8</text:p>
          </table:table-cell>
          <table:table-cell table:style-name="ce20" table:formula="of:=[.A32]*[.C32]" office:value-type="float" office:value="0.12987" calcext:value-type="float">
            <text:p>0.130</text:p>
          </table:table-cell>
          <table:table-cell table:style-name="ce20" table:formula="of:=([.G32])*SQRT(([.B32]/[.A32])^2+([.D32]/[.C32])^2)" office:value-type="float" office:value="0.00426669949212503" calcext:value-type="float">
            <text:p>0.004</text:p>
          </table:table-cell>
          <table:table-cell table:style-name="ce20" table:formula="of:=[.$A$5]*[.C32]" office:value-type="float" office:value="0.269841" calcext:value-type="float">
            <text:p>0.270</text:p>
          </table:table-cell>
          <table:table-cell table:style-name="ce20" table:formula="of:=([.I32])*SQRT(([.$B$5]/[.$A$5])^2+([.D32]/[.C32])^2)" office:value-type="float" office:value="0.00821516319706974" calcext:value-type="float">
            <text:p>0.008</text:p>
          </table:table-cell>
          <table:table-cell table:style-name="ce13" table:formula="of:=([.G32]/[.I32])*100" office:value-type="float" office:value="48.1283422459893" calcext:value-type="float">
            <text:p>48.13</text:p>
          </table:table-cell>
          <table:table-cell table:style-name="ce13" table:formula="of:=([.K32])*SQRT(([.H32]/[.G32])^2+([.J32]/[.I32])^2)" office:value-type="float" office:value="2.1557121000681" calcext:value-type="float">
            <text:p>2.16</text:p>
          </table:table-cell>
          <table:table-cell table:number-columns-repeated="1011"/>
        </table:table-row>
        <table:table-row table:style-name="ro3">
          <table:table-cell table:style-name="ce8" office:value-type="float" office:value="2.6" calcext:value-type="float">
            <text:p>2.60</text:p>
          </table:table-cell>
          <table:table-cell table:style-name="ce13" table:formula="of:=(0.5/100*[.A33] + 3*0.01)" office:value-type="float" office:value="0.043" calcext:value-type="float">
            <text:p>0.04</text:p>
          </table:table-cell>
          <table:table-cell table:style-name="ce16" office:value-type="float" office:value="0.0496" calcext:value-type="float">
            <text:p>0.0496</text:p>
          </table:table-cell>
          <table:table-cell table:style-name="ce16" table:formula="of:=(1.2/100*[.C33] + 8*0.0001)" office:value-type="float" office:value="0.0013952" calcext:value-type="float">
            <text:p>0.0014</text:p>
          </table:table-cell>
          <table:table-cell table:style-name="ce18" table:formula="of:=([.A33]/[.C33])" office:value-type="float" office:value="52.4193548387097" calcext:value-type="float">
            <text:p>52.4</text:p>
          </table:table-cell>
          <table:table-cell table:style-name="ce18" table:formula="of:=([.E33])*SQRT(([.B33]/[.A33])^2+([.D33]/[.C33])^2)" office:value-type="float" office:value="1.71048071049015" calcext:value-type="float">
            <text:p>1.7</text:p>
          </table:table-cell>
          <table:table-cell table:style-name="ce20" table:formula="of:=[.A33]*[.C33]" office:value-type="float" office:value="0.12896" calcext:value-type="float">
            <text:p>0.129</text:p>
          </table:table-cell>
          <table:table-cell table:style-name="ce20" table:formula="of:=([.G33])*SQRT(([.B33]/[.A33])^2+([.D33]/[.C33])^2)" office:value-type="float" office:value="0.00420805622471944" calcext:value-type="float">
            <text:p>0.004</text:p>
          </table:table-cell>
          <table:table-cell table:style-name="ce20" table:formula="of:=[.$A$5]*[.C33]" office:value-type="float" office:value="0.278256" calcext:value-type="float">
            <text:p>0.278</text:p>
          </table:table-cell>
          <table:table-cell table:style-name="ce20" table:formula="of:=([.I33])*SQRT(([.$B$5]/[.$A$5])^2+([.D33]/[.C33])^2)" office:value-type="float" office:value="0.00833986267342479" calcext:value-type="float">
            <text:p>0.008</text:p>
          </table:table-cell>
          <table:table-cell table:style-name="ce13" table:formula="of:=([.G33]/[.I33])*100" office:value-type="float" office:value="46.3458110516934" calcext:value-type="float">
            <text:p>46.35</text:p>
          </table:table-cell>
          <table:table-cell table:style-name="ce13" table:formula="of:=([.K33])*SQRT(([.H33]/[.G33])^2+([.J33]/[.I33])^2)" office:value-type="float" office:value="2.05342714824229" calcext:value-type="float">
            <text:p>2.05</text:p>
          </table:table-cell>
          <table:table-cell table:number-columns-repeated="1011"/>
        </table:table-row>
        <table:table-row table:style-name="ro3">
          <table:table-cell table:style-name="ce8" office:value-type="float" office:value="2.5" calcext:value-type="float">
            <text:p>2.50</text:p>
          </table:table-cell>
          <table:table-cell table:style-name="ce13" table:formula="of:=(0.5/100*[.A34] + 3*0.01)" office:value-type="float" office:value="0.0425" calcext:value-type="float">
            <text:p>0.04</text:p>
          </table:table-cell>
          <table:table-cell table:style-name="ce16" office:value-type="float" office:value="0.0514" calcext:value-type="float">
            <text:p>0.0514</text:p>
          </table:table-cell>
          <table:table-cell table:style-name="ce16" table:formula="of:=(1.2/100*[.C34] + 8*0.0001)" office:value-type="float" office:value="0.0014168" calcext:value-type="float">
            <text:p>0.0014</text:p>
          </table:table-cell>
          <table:table-cell table:style-name="ce18" table:formula="of:=([.A34]/[.C34])" office:value-type="float" office:value="48.6381322957198" calcext:value-type="float">
            <text:p>48.6</text:p>
          </table:table-cell>
          <table:table-cell table:style-name="ce18" table:formula="of:=([.E34])*SQRT(([.B34]/[.A34])^2+([.D34]/[.C34])^2)" office:value-type="float" office:value="1.57514368061901" calcext:value-type="float">
            <text:p>1.6</text:p>
          </table:table-cell>
          <table:table-cell table:style-name="ce20" table:formula="of:=[.A34]*[.C34]" office:value-type="float" office:value="0.1285" calcext:value-type="float">
            <text:p>0.129</text:p>
          </table:table-cell>
          <table:table-cell table:style-name="ce20" table:formula="of:=([.G34])*SQRT(([.B34]/[.A34])^2+([.D34]/[.C34])^2)" office:value-type="float" office:value="0.0041614665984482" calcext:value-type="float">
            <text:p>0.004</text:p>
          </table:table-cell>
          <table:table-cell table:style-name="ce20" table:formula="of:=[.$A$5]*[.C34]" office:value-type="float" office:value="0.288354" calcext:value-type="float">
            <text:p>0.288</text:p>
          </table:table-cell>
          <table:table-cell table:style-name="ce20" table:formula="of:=([.I34])*SQRT(([.$B$5]/[.$A$5])^2+([.D34]/[.C34])^2)" office:value-type="float" office:value="0.00848984862541164" calcext:value-type="float">
            <text:p>0.008</text:p>
          </table:table-cell>
          <table:table-cell table:style-name="ce13" table:formula="of:=([.G34]/[.I34])*100" office:value-type="float" office:value="44.5632798573975" calcext:value-type="float">
            <text:p>44.56</text:p>
          </table:table-cell>
          <table:table-cell table:style-name="ce13" table:formula="of:=([.K34])*SQRT(([.H34]/[.G34])^2+([.J34]/[.I34])^2)" office:value-type="float" office:value="1.95044836640358" calcext:value-type="float">
            <text:p>1.95</text:p>
          </table:table-cell>
          <table:table-cell table:number-columns-repeated="1011"/>
        </table:table-row>
        <table:table-row table:style-name="ro3">
          <table:table-cell table:style-name="ce8" office:value-type="float" office:value="2.4" calcext:value-type="float">
            <text:p>2.40</text:p>
          </table:table-cell>
          <table:table-cell table:style-name="ce13" table:formula="of:=(0.5/100*[.A35] + 3*0.01)" office:value-type="float" office:value="0.042" calcext:value-type="float">
            <text:p>0.04</text:p>
          </table:table-cell>
          <table:table-cell table:style-name="ce16" office:value-type="float" office:value="0.0532" calcext:value-type="float">
            <text:p>0.0532</text:p>
          </table:table-cell>
          <table:table-cell table:style-name="ce16" table:formula="of:=(1.2/100*[.C35] + 8*0.0001)" office:value-type="float" office:value="0.0014384" calcext:value-type="float">
            <text:p>0.0014</text:p>
          </table:table-cell>
          <table:table-cell table:style-name="ce18" table:formula="of:=([.A35]/[.C35])" office:value-type="float" office:value="45.1127819548872" calcext:value-type="float">
            <text:p>45.1</text:p>
          </table:table-cell>
          <table:table-cell table:style-name="ce18" table:formula="of:=([.E35])*SQRT(([.B35]/[.A35])^2+([.D35]/[.C35])^2)" office:value-type="float" office:value="1.45294081271355" calcext:value-type="float">
            <text:p>1.5</text:p>
          </table:table-cell>
          <table:table-cell table:style-name="ce20" table:formula="of:=[.A35]*[.C35]" office:value-type="float" office:value="0.12768" calcext:value-type="float">
            <text:p>0.128</text:p>
          </table:table-cell>
          <table:table-cell table:style-name="ce20" table:formula="of:=([.G35])*SQRT(([.B35]/[.A35])^2+([.D35]/[.C35])^2)" office:value-type="float" office:value="0.00411217120577439" calcext:value-type="float">
            <text:p>0.004</text:p>
          </table:table-cell>
          <table:table-cell table:style-name="ce20" table:formula="of:=[.$A$5]*[.C35]" office:value-type="float" office:value="0.298452" calcext:value-type="float">
            <text:p>0.298</text:p>
          </table:table-cell>
          <table:table-cell table:style-name="ce20" table:formula="of:=([.I35])*SQRT(([.$B$5]/[.$A$5])^2+([.D35]/[.C35])^2)" office:value-type="float" office:value="0.00864019406722882" calcext:value-type="float">
            <text:p>0.009</text:p>
          </table:table-cell>
          <table:table-cell table:style-name="ce13" table:formula="of:=([.G35]/[.I35])*100" office:value-type="float" office:value="42.7807486631016" calcext:value-type="float">
            <text:p>42.78</text:p>
          </table:table-cell>
          <table:table-cell table:style-name="ce13" table:formula="of:=([.K35])*SQRT(([.H35]/[.G35])^2+([.J35]/[.I35])^2)" office:value-type="float" office:value="1.85265126388059" calcext:value-type="float">
            <text:p>1.85</text:p>
          </table:table-cell>
          <table:table-cell table:number-columns-repeated="1011"/>
        </table:table-row>
        <table:table-row table:style-name="ro3">
          <table:table-cell table:style-name="ce8" office:value-type="float" office:value="2.3" calcext:value-type="float">
            <text:p>2.30</text:p>
          </table:table-cell>
          <table:table-cell table:style-name="ce13" table:formula="of:=(0.5/100*[.A36] + 3*0.01)" office:value-type="float" office:value="0.0415" calcext:value-type="float">
            <text:p>0.04</text:p>
          </table:table-cell>
          <table:table-cell table:style-name="ce16" office:value-type="float" office:value="0.0547" calcext:value-type="float">
            <text:p>0.0547</text:p>
          </table:table-cell>
          <table:table-cell table:style-name="ce16" table:formula="of:=(1.2/100*[.C36] + 8*0.0001)" office:value-type="float" office:value="0.0014564" calcext:value-type="float">
            <text:p>0.0015</text:p>
          </table:table-cell>
          <table:table-cell table:style-name="ce18" table:formula="of:=([.A36]/[.C36])" office:value-type="float" office:value="42.0475319926874" calcext:value-type="float">
            <text:p>42.0</text:p>
          </table:table-cell>
          <table:table-cell table:style-name="ce18" table:formula="of:=([.E36])*SQRT(([.B36]/[.A36])^2+([.D36]/[.C36])^2)" office:value-type="float" office:value="1.35238217906472" calcext:value-type="float">
            <text:p>1.4</text:p>
          </table:table-cell>
          <table:table-cell table:style-name="ce20" table:formula="of:=[.A36]*[.C36]" office:value-type="float" office:value="0.12581" calcext:value-type="float">
            <text:p>0.126</text:p>
          </table:table-cell>
          <table:table-cell table:style-name="ce20" table:formula="of:=([.G36])*SQRT(([.B36]/[.A36])^2+([.D36]/[.C36])^2)" office:value-type="float" office:value="0.00404644919415776" calcext:value-type="float">
            <text:p>0.004</text:p>
          </table:table-cell>
          <table:table-cell table:style-name="ce20" table:formula="of:=[.$A$5]*[.C36]" office:value-type="float" office:value="0.306867" calcext:value-type="float">
            <text:p>0.307</text:p>
          </table:table-cell>
          <table:table-cell table:style-name="ce20" table:formula="of:=([.I36])*SQRT(([.$B$5]/[.$A$5])^2+([.D36]/[.C36])^2)" office:value-type="float" office:value="0.00876574320211589" calcext:value-type="float">
            <text:p>0.009</text:p>
          </table:table-cell>
          <table:table-cell table:style-name="ce13" table:formula="of:=([.G36]/[.I36])*100" office:value-type="float" office:value="40.9982174688057" calcext:value-type="float">
            <text:p>41.00</text:p>
          </table:table-cell>
          <table:table-cell table:style-name="ce13" table:formula="of:=([.K36])*SQRT(([.H36]/[.G36])^2+([.J36]/[.I36])^2)" office:value-type="float" office:value="1.7636122669686" calcext:value-type="float">
            <text:p>1.76</text:p>
          </table:table-cell>
          <table:table-cell table:number-columns-repeated="1011"/>
        </table:table-row>
        <table:table-row table:style-name="ro3">
          <table:table-cell table:style-name="ce8" office:value-type="float" office:value="2.2" calcext:value-type="float">
            <text:p>2.20</text:p>
          </table:table-cell>
          <table:table-cell table:style-name="ce13" table:formula="of:=(0.5/100*[.A37] + 3*0.01)" office:value-type="float" office:value="0.041" calcext:value-type="float">
            <text:p>0.04</text:p>
          </table:table-cell>
          <table:table-cell table:style-name="ce16" office:value-type="float" office:value="0.0566" calcext:value-type="float">
            <text:p>0.0566</text:p>
          </table:table-cell>
          <table:table-cell table:style-name="ce16" table:formula="of:=(1.2/100*[.C37] + 8*0.0001)" office:value-type="float" office:value="0.0014792" calcext:value-type="float">
            <text:p>0.0015</text:p>
          </table:table-cell>
          <table:table-cell table:style-name="ce18" table:formula="of:=([.A37]/[.C37])" office:value-type="float" office:value="38.86925795053" calcext:value-type="float">
            <text:p>38.9</text:p>
          </table:table-cell>
          <table:table-cell table:style-name="ce18" table:formula="of:=([.E37])*SQRT(([.B37]/[.A37])^2+([.D37]/[.C37])^2)" office:value-type="float" office:value="1.24764530586488" calcext:value-type="float">
            <text:p>1.2</text:p>
          </table:table-cell>
          <table:table-cell table:style-name="ce20" table:formula="of:=[.A37]*[.C37]" office:value-type="float" office:value="0.12452" calcext:value-type="float">
            <text:p>0.125</text:p>
          </table:table-cell>
          <table:table-cell table:style-name="ce20" table:formula="of:=([.G37])*SQRT(([.B37]/[.A37])^2+([.D37]/[.C37])^2)" office:value-type="float" office:value="0.0039969065960565" calcext:value-type="float">
            <text:p>0.004</text:p>
          </table:table-cell>
          <table:table-cell table:style-name="ce20" table:formula="of:=[.$A$5]*[.C37]" office:value-type="float" office:value="0.317526" calcext:value-type="float">
            <text:p>0.318</text:p>
          </table:table-cell>
          <table:table-cell table:style-name="ce20" table:formula="of:=([.I37])*SQRT(([.$B$5]/[.$A$5])^2+([.D37]/[.C37])^2)" office:value-type="float" office:value="0.00892509644464663" calcext:value-type="float">
            <text:p>0.009</text:p>
          </table:table-cell>
          <table:table-cell table:style-name="ce13" table:formula="of:=([.G37]/[.I37])*100" office:value-type="float" office:value="39.2156862745098" calcext:value-type="float">
            <text:p>39.22</text:p>
          </table:table-cell>
          <table:table-cell table:style-name="ce13" table:formula="of:=([.K37])*SQRT(([.H37]/[.G37])^2+([.J37]/[.I37])^2)" office:value-type="float" office:value="1.67317642956633" calcext:value-type="float">
            <text:p>1.67</text:p>
          </table:table-cell>
          <table:table-cell table:number-columns-repeated="1011"/>
        </table:table-row>
        <table:table-row table:style-name="ro3">
          <table:table-cell table:style-name="ce8" office:value-type="float" office:value="2.1" calcext:value-type="float">
            <text:p>2.10</text:p>
          </table:table-cell>
          <table:table-cell table:style-name="ce13" table:formula="of:=(0.5/100*[.A38] + 3*0.01)" office:value-type="float" office:value="0.0405" calcext:value-type="float">
            <text:p>0.04</text:p>
          </table:table-cell>
          <table:table-cell table:style-name="ce16" office:value-type="float" office:value="0.0579" calcext:value-type="float">
            <text:p>0.0579</text:p>
          </table:table-cell>
          <table:table-cell table:style-name="ce16" table:formula="of:=(1.2/100*[.C38] + 8*0.0001)" office:value-type="float" office:value="0.0014948" calcext:value-type="float">
            <text:p>0.0015</text:p>
          </table:table-cell>
          <table:table-cell table:style-name="ce18" table:formula="of:=([.A38]/[.C38])" office:value-type="float" office:value="36.2694300518135" calcext:value-type="float">
            <text:p>36.3</text:p>
          </table:table-cell>
          <table:table-cell table:style-name="ce18" table:formula="of:=([.E38])*SQRT(([.B38]/[.A38])^2+([.D38]/[.C38])^2)" office:value-type="float" office:value="1.16878339911316" calcext:value-type="float">
            <text:p>1.2</text:p>
          </table:table-cell>
          <table:table-cell table:style-name="ce20" table:formula="of:=[.A38]*[.C38]" office:value-type="float" office:value="0.12159" calcext:value-type="float">
            <text:p>0.122</text:p>
          </table:table-cell>
          <table:table-cell table:style-name="ce20" table:formula="of:=([.G38])*SQRT(([.B38]/[.A38])^2+([.D38]/[.C38])^2)" office:value-type="float" office:value="0.00391824115502096" calcext:value-type="float">
            <text:p>0.004</text:p>
          </table:table-cell>
          <table:table-cell table:style-name="ce20" table:formula="of:=[.$A$5]*[.C38]" office:value-type="float" office:value="0.324819" calcext:value-type="float">
            <text:p>0.325</text:p>
          </table:table-cell>
          <table:table-cell table:style-name="ce20" table:formula="of:=([.I38])*SQRT(([.$B$5]/[.$A$5])^2+([.D38]/[.C38])^2)" office:value-type="float" office:value="0.009034327359832" calcext:value-type="float">
            <text:p>0.009</text:p>
          </table:table-cell>
          <table:table-cell table:style-name="ce13" table:formula="of:=([.G38]/[.I38])*100" office:value-type="float" office:value="37.4331550802139" calcext:value-type="float">
            <text:p>37.43</text:p>
          </table:table-cell>
          <table:table-cell table:style-name="ce13" table:formula="of:=([.K38])*SQRT(([.H38]/[.G38])^2+([.J38]/[.I38])^2)" office:value-type="float" office:value="1.59345637155052" calcext:value-type="float">
            <text:p>1.59</text:p>
          </table:table-cell>
          <table:table-cell table:number-columns-repeated="1011"/>
        </table:table-row>
        <table:table-row table:style-name="ro3">
          <table:table-cell table:style-name="ce8" office:value-type="float" office:value="2" calcext:value-type="float">
            <text:p>2.00</text:p>
          </table:table-cell>
          <table:table-cell table:style-name="ce13" table:formula="of:=(0.5/100*[.A39] + 3*0.01)" office:value-type="float" office:value="0.04" calcext:value-type="float">
            <text:p>0.04</text:p>
          </table:table-cell>
          <table:table-cell table:style-name="ce16" office:value-type="float" office:value="0.0599" calcext:value-type="float">
            <text:p>0.0599</text:p>
          </table:table-cell>
          <table:table-cell table:style-name="ce16" table:formula="of:=(1.2/100*[.C39] + 8*0.0001)" office:value-type="float" office:value="0.0015188" calcext:value-type="float">
            <text:p>0.0015</text:p>
          </table:table-cell>
          <table:table-cell table:style-name="ce18" table:formula="of:=([.A39]/[.C39])" office:value-type="float" office:value="33.3889816360601" calcext:value-type="float">
            <text:p>33.4</text:p>
          </table:table-cell>
          <table:table-cell table:style-name="ce18" table:formula="of:=([.E39])*SQRT(([.B39]/[.A39])^2+([.D39]/[.C39])^2)" office:value-type="float" office:value="1.07826565614038" calcext:value-type="float">
            <text:p>1.1</text:p>
          </table:table-cell>
          <table:table-cell table:style-name="ce20" table:formula="of:=[.A39]*[.C39]" office:value-type="float" office:value="0.1198" calcext:value-type="float">
            <text:p>0.120</text:p>
          </table:table-cell>
          <table:table-cell table:style-name="ce20" table:formula="of:=([.G39])*SQRT(([.B39]/[.A39])^2+([.D39]/[.C39])^2)" office:value-type="float" office:value="0.00386882795688824" calcext:value-type="float">
            <text:p>0.004</text:p>
          </table:table-cell>
          <table:table-cell table:style-name="ce20" table:formula="of:=[.$A$5]*[.C39]" office:value-type="float" office:value="0.336039" calcext:value-type="float">
            <text:p>0.336</text:p>
          </table:table-cell>
          <table:table-cell table:style-name="ce20" table:formula="of:=([.I39])*SQRT(([.$B$5]/[.$A$5])^2+([.D39]/[.C39])^2)" office:value-type="float" office:value="0.00920267678488433" calcext:value-type="float">
            <text:p>0.009</text:p>
          </table:table-cell>
          <table:table-cell table:style-name="ce13" table:formula="of:=([.G39]/[.I39])*100" office:value-type="float" office:value="35.650623885918" calcext:value-type="float">
            <text:p>35.65</text:p>
          </table:table-cell>
          <table:table-cell table:style-name="ce13" table:formula="of:=([.K39])*SQRT(([.H39]/[.G39])^2+([.J39]/[.I39])^2)" office:value-type="float" office:value="1.50953550814135" calcext:value-type="float">
            <text:p>1.51</text:p>
          </table:table-cell>
          <table:table-cell table:number-columns-repeated="1011"/>
        </table:table-row>
        <table:table-row table:style-name="ro3">
          <table:table-cell table:style-name="ce8" office:value-type="float" office:value="1.9" calcext:value-type="float">
            <text:p>1.90</text:p>
          </table:table-cell>
          <table:table-cell table:style-name="ce13" table:formula="of:=(0.5/100*[.A40] + 3*0.01)" office:value-type="float" office:value="0.0395" calcext:value-type="float">
            <text:p>0.04</text:p>
          </table:table-cell>
          <table:table-cell table:style-name="ce16" office:value-type="float" office:value="0.0614" calcext:value-type="float">
            <text:p>0.0614</text:p>
          </table:table-cell>
          <table:table-cell table:style-name="ce16" table:formula="of:=(1.2/100*[.C40] + 8*0.0001)" office:value-type="float" office:value="0.0015368" calcext:value-type="float">
            <text:p>0.0015</text:p>
          </table:table-cell>
          <table:table-cell table:style-name="ce18" table:formula="of:=([.A40]/[.C40])" office:value-type="float" office:value="30.9446254071661" calcext:value-type="float">
            <text:p>30.9</text:p>
          </table:table-cell>
          <table:table-cell table:style-name="ce18" table:formula="of:=([.E40])*SQRT(([.B40]/[.A40])^2+([.D40]/[.C40])^2)" office:value-type="float" office:value="1.00685122313554" calcext:value-type="float">
            <text:p>1.0</text:p>
          </table:table-cell>
          <table:table-cell table:style-name="ce20" table:formula="of:=[.A40]*[.C40]" office:value-type="float" office:value="0.11666" calcext:value-type="float">
            <text:p>0.117</text:p>
          </table:table-cell>
          <table:table-cell table:style-name="ce20" table:formula="of:=([.G40])*SQRT(([.B40]/[.A40])^2+([.D40]/[.C40])^2)" office:value-type="float" office:value="0.00379578883717206" calcext:value-type="float">
            <text:p>0.004</text:p>
          </table:table-cell>
          <table:table-cell table:style-name="ce20" table:formula="of:=[.$A$5]*[.C40]" office:value-type="float" office:value="0.344454" calcext:value-type="float">
            <text:p>0.344</text:p>
          </table:table-cell>
          <table:table-cell table:style-name="ce20" table:formula="of:=([.I40])*SQRT(([.$B$5]/[.$A$5])^2+([.D40]/[.C40])^2)" office:value-type="float" office:value="0.00932916857225787" calcext:value-type="float">
            <text:p>0.009</text:p>
          </table:table-cell>
          <table:table-cell table:style-name="ce13" table:formula="of:=([.G40]/[.I40])*100" office:value-type="float" office:value="33.8680926916221" calcext:value-type="float">
            <text:p>33.87</text:p>
          </table:table-cell>
          <table:table-cell table:style-name="ce13" table:formula="of:=([.K40])*SQRT(([.H40]/[.G40])^2+([.J40]/[.I40])^2)" office:value-type="float" office:value="1.4337881035298" calcext:value-type="float">
            <text:p>1.43</text:p>
          </table:table-cell>
          <table:table-cell table:number-columns-repeated="1011"/>
        </table:table-row>
        <table:table-row table:style-name="ro3">
          <table:table-cell table:style-name="ce8" office:value-type="float" office:value="1.8" calcext:value-type="float">
            <text:p>1.80</text:p>
          </table:table-cell>
          <table:table-cell table:style-name="ce13" table:formula="of:=(0.5/100*[.A41] + 3*0.01)" office:value-type="float" office:value="0.039" calcext:value-type="float">
            <text:p>0.04</text:p>
          </table:table-cell>
          <table:table-cell table:style-name="ce16" office:value-type="float" office:value="0.0632" calcext:value-type="float">
            <text:p>0.0632</text:p>
          </table:table-cell>
          <table:table-cell table:style-name="ce16" table:formula="of:=(1.2/100*[.C41] + 8*0.0001)" office:value-type="float" office:value="0.0015584" calcext:value-type="float">
            <text:p>0.0016</text:p>
          </table:table-cell>
          <table:table-cell table:style-name="ce18" table:formula="of:=([.A41]/[.C41])" office:value-type="float" office:value="28.4810126582278" calcext:value-type="float">
            <text:p>28.5</text:p>
          </table:table-cell>
          <table:table-cell table:style-name="ce18" table:formula="of:=([.E41])*SQRT(([.B41]/[.A41])^2+([.D41]/[.C41])^2)" office:value-type="float" office:value="0.934885778550759" calcext:value-type="float">
            <text:p>0.9</text:p>
          </table:table-cell>
          <table:table-cell table:style-name="ce20" table:formula="of:=[.A41]*[.C41]" office:value-type="float" office:value="0.11376" calcext:value-type="float">
            <text:p>0.114</text:p>
          </table:table-cell>
          <table:table-cell table:style-name="ce20" table:formula="of:=([.G41])*SQRT(([.B41]/[.A41])^2+([.D41]/[.C41])^2)" office:value-type="float" office:value="0.00373415817211858" calcext:value-type="float">
            <text:p>0.004</text:p>
          </table:table-cell>
          <table:table-cell table:style-name="ce20" table:formula="of:=[.$A$5]*[.C41]" office:value-type="float" office:value="0.354552" calcext:value-type="float">
            <text:p>0.355</text:p>
          </table:table-cell>
          <table:table-cell table:style-name="ce20" table:formula="of:=([.I41])*SQRT(([.$B$5]/[.$A$5])^2+([.D41]/[.C41])^2)" office:value-type="float" office:value="0.00948120637593001" calcext:value-type="float">
            <text:p>0.009</text:p>
          </table:table-cell>
          <table:table-cell table:style-name="ce13" table:formula="of:=([.G41]/[.I41])*100" office:value-type="float" office:value="32.0855614973262" calcext:value-type="float">
            <text:p>32.09</text:p>
          </table:table-cell>
          <table:table-cell table:style-name="ce13" table:formula="of:=([.K41])*SQRT(([.H41]/[.G41])^2+([.J41]/[.I41])^2)" office:value-type="float" office:value="1.35846400181601" calcext:value-type="float">
            <text:p>1.36</text:p>
          </table:table-cell>
          <table:table-cell table:number-columns-repeated="1011"/>
        </table:table-row>
        <table:table-row table:style-name="ro3">
          <table:table-cell table:style-name="ce8" office:value-type="float" office:value="1.7" calcext:value-type="float">
            <text:p>1.70</text:p>
          </table:table-cell>
          <table:table-cell table:style-name="ce13" table:formula="of:=(0.5/100*[.A42] + 3*0.01)" office:value-type="float" office:value="0.0385" calcext:value-type="float">
            <text:p>0.04</text:p>
          </table:table-cell>
          <table:table-cell table:style-name="ce16" office:value-type="float" office:value="0.0645" calcext:value-type="float">
            <text:p>0.0645</text:p>
          </table:table-cell>
          <table:table-cell table:style-name="ce16" table:formula="of:=(1.2/100*[.C42] + 8*0.0001)" office:value-type="float" office:value="0.001574" calcext:value-type="float">
            <text:p>0.0016</text:p>
          </table:table-cell>
          <table:table-cell table:style-name="ce18" table:formula="of:=([.A42]/[.C42])" office:value-type="float" office:value="26.3565891472868" calcext:value-type="float">
            <text:p>26.4</text:p>
          </table:table-cell>
          <table:table-cell table:style-name="ce18" table:formula="of:=([.E42])*SQRT(([.B42]/[.A42])^2+([.D42]/[.C42])^2)" office:value-type="float" office:value="0.87748072014903" calcext:value-type="float">
            <text:p>0.9</text:p>
          </table:table-cell>
          <table:table-cell table:style-name="ce20" table:formula="of:=[.A42]*[.C42]" office:value-type="float" office:value="0.10965" calcext:value-type="float">
            <text:p>0.110</text:p>
          </table:table-cell>
          <table:table-cell table:style-name="ce20" table:formula="of:=([.G42])*SQRT(([.B42]/[.A42])^2+([.D42]/[.C42])^2)" office:value-type="float" office:value="0.003650539166" calcext:value-type="float">
            <text:p>0.004</text:p>
          </table:table-cell>
          <table:table-cell table:style-name="ce20" table:formula="of:=[.$A$5]*[.C42]" office:value-type="float" office:value="0.361845" calcext:value-type="float">
            <text:p>0.362</text:p>
          </table:table-cell>
          <table:table-cell table:style-name="ce20" table:formula="of:=([.I42])*SQRT(([.$B$5]/[.$A$5])^2+([.D42]/[.C42])^2)" office:value-type="float" office:value="0.00959117267440353" calcext:value-type="float">
            <text:p>0.010</text:p>
          </table:table-cell>
          <table:table-cell table:style-name="ce13" table:formula="of:=([.G42]/[.I42])*100" office:value-type="float" office:value="30.3030303030303" calcext:value-type="float">
            <text:p>30.30</text:p>
          </table:table-cell>
          <table:table-cell table:style-name="ce13" table:formula="of:=([.K42])*SQRT(([.H42]/[.G42])^2+([.J42]/[.I42])^2)" office:value-type="float" office:value="1.28956560520943" calcext:value-type="float">
            <text:p>1.29</text:p>
          </table:table-cell>
          <table:table-cell table:number-columns-repeated="1011"/>
        </table:table-row>
        <table:table-row table:style-name="ro3">
          <table:table-cell table:style-name="ce8" office:value-type="float" office:value="1.6" calcext:value-type="float">
            <text:p>1.60</text:p>
          </table:table-cell>
          <table:table-cell table:style-name="ce13" table:formula="of:=(0.5/100*[.A43] + 3*0.01)" office:value-type="float" office:value="0.038" calcext:value-type="float">
            <text:p>0.04</text:p>
          </table:table-cell>
          <table:table-cell table:style-name="ce16" office:value-type="float" office:value="0.0665" calcext:value-type="float">
            <text:p>0.0665</text:p>
          </table:table-cell>
          <table:table-cell table:style-name="ce16" table:formula="of:=(1.2/100*[.C43] + 8*0.0001)" office:value-type="float" office:value="0.001598" calcext:value-type="float">
            <text:p>0.0016</text:p>
          </table:table-cell>
          <table:table-cell table:style-name="ce18" table:formula="of:=([.A43]/[.C43])" office:value-type="float" office:value="24.0601503759398" calcext:value-type="float">
            <text:p>24.1</text:p>
          </table:table-cell>
          <table:table-cell table:style-name="ce18" table:formula="of:=([.E43])*SQRT(([.B43]/[.A43])^2+([.D43]/[.C43])^2)" office:value-type="float" office:value="0.812900946915762" calcext:value-type="float">
            <text:p>0.8</text:p>
          </table:table-cell>
          <table:table-cell table:style-name="ce20" table:formula="of:=[.A43]*[.C43]" office:value-type="float" office:value="0.1064" calcext:value-type="float">
            <text:p>0.106</text:p>
          </table:table-cell>
          <table:table-cell table:style-name="ce20" table:formula="of:=([.G43])*SQRT(([.B43]/[.A43])^2+([.D43]/[.C43])^2)" office:value-type="float" office:value="0.00359485121249823" calcext:value-type="float">
            <text:p>0.004</text:p>
          </table:table-cell>
          <table:table-cell table:style-name="ce20" table:formula="of:=[.$A$5]*[.C43]" office:value-type="float" office:value="0.373065" calcext:value-type="float">
            <text:p>0.373</text:p>
          </table:table-cell>
          <table:table-cell table:style-name="ce20" table:formula="of:=([.I43])*SQRT(([.$B$5]/[.$A$5])^2+([.D43]/[.C43])^2)" office:value-type="float" office:value="0.00976060395436804" calcext:value-type="float">
            <text:p>0.010</text:p>
          </table:table-cell>
          <table:table-cell table:style-name="ce13" table:formula="of:=([.G43]/[.I43])*100" office:value-type="float" office:value="28.5204991087344" calcext:value-type="float">
            <text:p>28.52</text:p>
          </table:table-cell>
          <table:table-cell table:style-name="ce13" table:formula="of:=([.K43])*SQRT(([.H43]/[.G43])^2+([.J43]/[.I43])^2)" office:value-type="float" office:value="1.2187381000769" calcext:value-type="float">
            <text:p>1.22</text:p>
          </table:table-cell>
          <table:table-cell table:number-columns-repeated="1011"/>
        </table:table-row>
        <table:table-row table:style-name="ro3">
          <table:table-cell table:style-name="ce8" office:value-type="float" office:value="1.5" calcext:value-type="float">
            <text:p>1.50</text:p>
          </table:table-cell>
          <table:table-cell table:style-name="ce13" table:formula="of:=(0.5/100*[.A44] + 3*0.01)" office:value-type="float" office:value="0.0375" calcext:value-type="float">
            <text:p>0.04</text:p>
          </table:table-cell>
          <table:table-cell table:style-name="ce16" office:value-type="float" office:value="0.0682" calcext:value-type="float">
            <text:p>0.0682</text:p>
          </table:table-cell>
          <table:table-cell table:style-name="ce16" table:formula="of:=(1.2/100*[.C44] + 8*0.0001)" office:value-type="float" office:value="0.0016184" calcext:value-type="float">
            <text:p>0.0016</text:p>
          </table:table-cell>
          <table:table-cell table:style-name="ce18" table:formula="of:=([.A44]/[.C44])" office:value-type="float" office:value="21.9941348973607" calcext:value-type="float">
            <text:p>22.0</text:p>
          </table:table-cell>
          <table:table-cell table:style-name="ce18" table:formula="of:=([.E44])*SQRT(([.B44]/[.A44])^2+([.D44]/[.C44])^2)" office:value-type="float" office:value="0.758119243639763" calcext:value-type="float">
            <text:p>0.8</text:p>
          </table:table-cell>
          <table:table-cell table:style-name="ce20" table:formula="of:=[.A44]*[.C44]" office:value-type="float" office:value="0.1023" calcext:value-type="float">
            <text:p>0.102</text:p>
          </table:table-cell>
          <table:table-cell table:style-name="ce20" table:formula="of:=([.G44])*SQRT(([.B44]/[.A44])^2+([.D44]/[.C44])^2)" office:value-type="float" office:value="0.00352619455078701" calcext:value-type="float">
            <text:p>0.004</text:p>
          </table:table-cell>
          <table:table-cell table:style-name="ce20" table:formula="of:=[.$A$5]*[.C44]" office:value-type="float" office:value="0.382602" calcext:value-type="float">
            <text:p>0.383</text:p>
          </table:table-cell>
          <table:table-cell table:style-name="ce20" table:formula="of:=([.I44])*SQRT(([.$B$5]/[.$A$5])^2+([.D44]/[.C44])^2)" office:value-type="float" office:value="0.0099048507622415" calcext:value-type="float">
            <text:p>0.010</text:p>
          </table:table-cell>
          <table:table-cell table:style-name="ce13" table:formula="of:=([.G44]/[.I44])*100" office:value-type="float" office:value="26.7379679144385" calcext:value-type="float">
            <text:p>26.74</text:p>
          </table:table-cell>
          <table:table-cell table:style-name="ce13" table:formula="of:=([.K44])*SQRT(([.H44]/[.G44])^2+([.J44]/[.I44])^2)" office:value-type="float" office:value="1.15262600054625" calcext:value-type="float">
            <text:p>1.15</text:p>
          </table:table-cell>
          <table:table-cell table:number-columns-repeated="1011"/>
        </table:table-row>
        <table:table-row table:style-name="ro3">
          <table:table-cell table:style-name="ce8" office:value-type="float" office:value="1.4" calcext:value-type="float">
            <text:p>1.40</text:p>
          </table:table-cell>
          <table:table-cell table:style-name="ce13" table:formula="of:=(0.5/100*[.A45] + 3*0.01)" office:value-type="float" office:value="0.037" calcext:value-type="float">
            <text:p>0.04</text:p>
          </table:table-cell>
          <table:table-cell table:style-name="ce16" office:value-type="float" office:value="0.0697" calcext:value-type="float">
            <text:p>0.0697</text:p>
          </table:table-cell>
          <table:table-cell table:style-name="ce16" table:formula="of:=(1.2/100*[.C45] + 8*0.0001)" office:value-type="float" office:value="0.0016364" calcext:value-type="float">
            <text:p>0.0016</text:p>
          </table:table-cell>
          <table:table-cell table:style-name="ce18" table:formula="of:=([.A45]/[.C45])" office:value-type="float" office:value="20.0860832137733" calcext:value-type="float">
            <text:p>20.1</text:p>
          </table:table-cell>
          <table:table-cell table:style-name="ce18" table:formula="of:=([.E45])*SQRT(([.B45]/[.A45])^2+([.D45]/[.C45])^2)" office:value-type="float" office:value="0.710057868391808" calcext:value-type="float">
            <text:p>0.7</text:p>
          </table:table-cell>
          <table:table-cell table:style-name="ce20" table:formula="of:=[.A45]*[.C45]" office:value-type="float" office:value="0.09758" calcext:value-type="float">
            <text:p>0.098</text:p>
          </table:table-cell>
          <table:table-cell table:style-name="ce20" table:formula="of:=([.G45])*SQRT(([.B45]/[.A45])^2+([.D45]/[.C45])^2)" office:value-type="float" office:value="0.00344952502985556" calcext:value-type="float">
            <text:p>0.003</text:p>
          </table:table-cell>
          <table:table-cell table:style-name="ce20" table:formula="of:=[.$A$5]*[.C45]" office:value-type="float" office:value="0.391017" calcext:value-type="float">
            <text:p>0.391</text:p>
          </table:table-cell>
          <table:table-cell table:style-name="ce20" table:formula="of:=([.I45])*SQRT(([.$B$5]/[.$A$5])^2+([.D45]/[.C45])^2)" office:value-type="float" office:value="0.01003229531607" calcext:value-type="float">
            <text:p>0.010</text:p>
          </table:table-cell>
          <table:table-cell table:style-name="ce13" table:formula="of:=([.G45]/[.I45])*100" office:value-type="float" office:value="24.9554367201426" calcext:value-type="float">
            <text:p>24.96</text:p>
          </table:table-cell>
          <table:table-cell table:style-name="ce13" table:formula="of:=([.K45])*SQRT(([.H45]/[.G45])^2+([.J45]/[.I45])^2)" office:value-type="float" office:value="1.09005641322594" calcext:value-type="float">
            <text:p>1.09</text:p>
          </table:table-cell>
          <table:table-cell table:number-columns-repeated="1011"/>
        </table:table-row>
        <table:table-row table:style-name="ro3">
          <table:table-cell table:style-name="ce8" office:value-type="float" office:value="1.3" calcext:value-type="float">
            <text:p>1.30</text:p>
          </table:table-cell>
          <table:table-cell table:style-name="ce13" table:formula="of:=(0.5/100*[.A46] + 3*0.01)" office:value-type="float" office:value="0.0365" calcext:value-type="float">
            <text:p>0.04</text:p>
          </table:table-cell>
          <table:table-cell table:style-name="ce16" office:value-type="float" office:value="0.0714" calcext:value-type="float">
            <text:p>0.0714</text:p>
          </table:table-cell>
          <table:table-cell table:style-name="ce16" table:formula="of:=(1.2/100*[.C46] + 8*0.0001)" office:value-type="float" office:value="0.0016568" calcext:value-type="float">
            <text:p>0.0017</text:p>
          </table:table-cell>
          <table:table-cell table:style-name="ce18" table:formula="of:=([.A46]/[.C46])" office:value-type="float" office:value="18.2072829131653" calcext:value-type="float">
            <text:p>18.2</text:p>
          </table:table-cell>
          <table:table-cell table:style-name="ce18" table:formula="of:=([.E46])*SQRT(([.B46]/[.A46])^2+([.D46]/[.C46])^2)" office:value-type="float" office:value="0.663195521392522" calcext:value-type="float">
            <text:p>0.7</text:p>
          </table:table-cell>
          <table:table-cell table:style-name="ce20" table:formula="of:=[.A46]*[.C46]" office:value-type="float" office:value="0.09282" calcext:value-type="float">
            <text:p>0.093</text:p>
          </table:table-cell>
          <table:table-cell table:style-name="ce20" table:formula="of:=([.G46])*SQRT(([.B46]/[.A46])^2+([.D46]/[.C46])^2)" office:value-type="float" office:value="0.00338094424023822" calcext:value-type="float">
            <text:p>0.003</text:p>
          </table:table-cell>
          <table:table-cell table:style-name="ce20" table:formula="of:=[.$A$5]*[.C46]" office:value-type="float" office:value="0.400554" calcext:value-type="float">
            <text:p>0.401</text:p>
          </table:table-cell>
          <table:table-cell table:style-name="ce20" table:formula="of:=([.I46])*SQRT(([.$B$5]/[.$A$5])^2+([.D46]/[.C46])^2)" office:value-type="float" office:value="0.0101769150432144" calcext:value-type="float">
            <text:p>0.010</text:p>
          </table:table-cell>
          <table:table-cell table:style-name="ce13" table:formula="of:=([.G46]/[.I46])*100" office:value-type="float" office:value="23.1729055258467" calcext:value-type="float">
            <text:p>23.17</text:p>
          </table:table-cell>
          <table:table-cell table:style-name="ce13" table:formula="of:=([.K46])*SQRT(([.H46]/[.G46])^2+([.J46]/[.I46])^2)" office:value-type="float" office:value="1.02911764478245" calcext:value-type="float">
            <text:p>1.03</text:p>
          </table:table-cell>
          <table:table-cell table:number-columns-repeated="1011"/>
        </table:table-row>
        <table:table-row table:style-name="ro3">
          <table:table-cell table:style-name="ce8" office:value-type="float" office:value="1.2" calcext:value-type="float">
            <text:p>1.20</text:p>
          </table:table-cell>
          <table:table-cell table:style-name="ce13" table:formula="of:=(0.5/100*[.A47] + 3*0.01)" office:value-type="float" office:value="0.036" calcext:value-type="float">
            <text:p>0.04</text:p>
          </table:table-cell>
          <table:table-cell table:style-name="ce16" office:value-type="float" office:value="0.0731" calcext:value-type="float">
            <text:p>0.0731</text:p>
          </table:table-cell>
          <table:table-cell table:style-name="ce16" table:formula="of:=(1.2/100*[.C47] + 8*0.0001)" office:value-type="float" office:value="0.0016772" calcext:value-type="float">
            <text:p>0.0017</text:p>
          </table:table-cell>
          <table:table-cell table:style-name="ce18" table:formula="of:=([.A47]/[.C47])" office:value-type="float" office:value="16.4158686730506" calcext:value-type="float">
            <text:p>16.4</text:p>
          </table:table-cell>
          <table:table-cell table:style-name="ce18" table:formula="of:=([.E47])*SQRT(([.B47]/[.A47])^2+([.D47]/[.C47])^2)" office:value-type="float" office:value="0.619994809360975" calcext:value-type="float">
            <text:p>0.6</text:p>
          </table:table-cell>
          <table:table-cell table:style-name="ce20" table:formula="of:=[.A47]*[.C47]" office:value-type="float" office:value="0.08772" calcext:value-type="float">
            <text:p>0.088</text:p>
          </table:table-cell>
          <table:table-cell table:style-name="ce20" table:formula="of:=([.G47])*SQRT(([.B47]/[.A47])^2+([.D47]/[.C47])^2)" office:value-type="float" office:value="0.0033130104632494" calcext:value-type="float">
            <text:p>0.003</text:p>
          </table:table-cell>
          <table:table-cell table:style-name="ce20" table:formula="of:=[.$A$5]*[.C47]" office:value-type="float" office:value="0.410091" calcext:value-type="float">
            <text:p>0.410</text:p>
          </table:table-cell>
          <table:table-cell table:style-name="ce20" table:formula="of:=([.I47])*SQRT(([.$B$5]/[.$A$5])^2+([.D47]/[.C47])^2)" office:value-type="float" office:value="0.0103217209127882" calcext:value-type="float">
            <text:p>0.010</text:p>
          </table:table-cell>
          <table:table-cell table:style-name="ce13" table:formula="of:=([.G47]/[.I47])*100" office:value-type="float" office:value="21.3903743315508" calcext:value-type="float">
            <text:p>21.39</text:p>
          </table:table-cell>
          <table:table-cell table:style-name="ce13" table:formula="of:=([.K47])*SQRT(([.H47]/[.G47])^2+([.J47]/[.I47])^2)" office:value-type="float" office:value="0.970830583285507" calcext:value-type="float">
            <text:p>0.97</text:p>
          </table:table-cell>
          <table:table-cell table:number-columns-repeated="1011"/>
        </table:table-row>
        <table:table-row table:style-name="ro3">
          <table:table-cell table:style-name="ce8" office:value-type="float" office:value="1.1" calcext:value-type="float">
            <text:p>1.10</text:p>
          </table:table-cell>
          <table:table-cell table:style-name="ce13" table:formula="of:=(0.5/100*[.A48] + 3*0.01)" office:value-type="float" office:value="0.0355" calcext:value-type="float">
            <text:p>0.04</text:p>
          </table:table-cell>
          <table:table-cell table:style-name="ce16" office:value-type="float" office:value="0.0746" calcext:value-type="float">
            <text:p>0.0746</text:p>
          </table:table-cell>
          <table:table-cell table:style-name="ce16" table:formula="of:=(1.2/100*[.C48] + 8*0.0001)" office:value-type="float" office:value="0.0016952" calcext:value-type="float">
            <text:p>0.0017</text:p>
          </table:table-cell>
          <table:table-cell table:style-name="ce18" table:formula="of:=([.A48]/[.C48])" office:value-type="float" office:value="14.745308310992" calcext:value-type="float">
            <text:p>14.7</text:p>
          </table:table-cell>
          <table:table-cell table:style-name="ce18" table:formula="of:=([.E48])*SQRT(([.B48]/[.A48])^2+([.D48]/[.C48])^2)" office:value-type="float" office:value="0.582001403348586" calcext:value-type="float">
            <text:p>0.6</text:p>
          </table:table-cell>
          <table:table-cell table:style-name="ce20" table:formula="of:=[.A48]*[.C48]" office:value-type="float" office:value="0.08206" calcext:value-type="float">
            <text:p>0.082</text:p>
          </table:table-cell>
          <table:table-cell table:style-name="ce20" table:formula="of:=([.G48])*SQRT(([.B48]/[.A48])^2+([.D48]/[.C48])^2)" office:value-type="float" office:value="0.00323893092985942" calcext:value-type="float">
            <text:p>0.003</text:p>
          </table:table-cell>
          <table:table-cell table:style-name="ce20" table:formula="of:=[.$A$5]*[.C48]" office:value-type="float" office:value="0.418506" calcext:value-type="float">
            <text:p>0.419</text:p>
          </table:table-cell>
          <table:table-cell table:style-name="ce20" table:formula="of:=([.I48])*SQRT(([.$B$5]/[.$A$5])^2+([.D48]/[.C48])^2)" office:value-type="float" office:value="0.010449639205546" calcext:value-type="float">
            <text:p>0.010</text:p>
          </table:table-cell>
          <table:table-cell table:style-name="ce13" table:formula="of:=([.G48]/[.I48])*100" office:value-type="float" office:value="19.6078431372549" calcext:value-type="float">
            <text:p>19.61</text:p>
          </table:table-cell>
          <table:table-cell table:style-name="ce13" table:formula="of:=([.K48])*SQRT(([.H48]/[.G48])^2+([.J48]/[.I48])^2)" office:value-type="float" office:value="0.915782691902253" calcext:value-type="float">
            <text:p>0.92</text:p>
          </table:table-cell>
          <table:table-cell table:number-columns-repeated="1011"/>
        </table:table-row>
        <table:table-row table:style-name="ro3">
          <table:table-cell table:style-name="ce8" office:value-type="float" office:value="1" calcext:value-type="float">
            <text:p>1.00</text:p>
          </table:table-cell>
          <table:table-cell table:style-name="ce13" table:formula="of:=(0.5/100*[.A49] + 3*0.01)" office:value-type="float" office:value="0.035" calcext:value-type="float">
            <text:p>0.04</text:p>
          </table:table-cell>
          <table:table-cell table:style-name="ce16" office:value-type="float" office:value="0.0764" calcext:value-type="float">
            <text:p>0.0764</text:p>
          </table:table-cell>
          <table:table-cell table:style-name="ce16" table:formula="of:=(1.2/100*[.C49] + 8*0.0001)" office:value-type="float" office:value="0.0017168" calcext:value-type="float">
            <text:p>0.0017</text:p>
          </table:table-cell>
          <table:table-cell table:style-name="ce18" table:formula="of:=([.A49]/[.C49])" office:value-type="float" office:value="13.0890052356021" calcext:value-type="float">
            <text:p>13.1</text:p>
          </table:table-cell>
          <table:table-cell table:style-name="ce18" table:formula="of:=([.E49])*SQRT(([.B49]/[.A49])^2+([.D49]/[.C49])^2)" office:value-type="float" office:value="0.544407433799463" calcext:value-type="float">
            <text:p>0.5</text:p>
          </table:table-cell>
          <table:table-cell table:style-name="ce20" table:formula="of:=[.A49]*[.C49]" office:value-type="float" office:value="0.0764" calcext:value-type="float">
            <text:p>0.076</text:p>
          </table:table-cell>
          <table:table-cell table:style-name="ce20" table:formula="of:=([.G49])*SQRT(([.B49]/[.A49])^2+([.D49]/[.C49])^2)" office:value-type="float" office:value="0.00317768441479012" calcext:value-type="float">
            <text:p>0.003</text:p>
          </table:table-cell>
          <table:table-cell table:style-name="ce20" table:formula="of:=[.$A$5]*[.C49]" office:value-type="float" office:value="0.428604" calcext:value-type="float">
            <text:p>0.429</text:p>
          </table:table-cell>
          <table:table-cell table:style-name="ce20" table:formula="of:=([.I49])*SQRT(([.$B$5]/[.$A$5])^2+([.D49]/[.C49])^2)" office:value-type="float" office:value="0.0106033174260655" calcext:value-type="float">
            <text:p>0.011</text:p>
          </table:table-cell>
          <table:table-cell table:style-name="ce13" table:formula="of:=([.G49]/[.I49])*100" office:value-type="float" office:value="17.825311942959" calcext:value-type="float">
            <text:p>17.83</text:p>
          </table:table-cell>
          <table:table-cell table:style-name="ce13" table:formula="of:=([.K49])*SQRT(([.H49]/[.G49])^2+([.J49]/[.I49])^2)" office:value-type="float" office:value="0.862638789342595" calcext:value-type="float">
            <text:p>0.86</text:p>
          </table:table-cell>
          <table:table-cell table:number-columns-repeated="1011"/>
        </table:table-row>
        <table:table-row table:style-name="ro3">
          <table:table-cell table:style-name="ce8" office:value-type="float" office:value="0.9" calcext:value-type="float">
            <text:p>0.90</text:p>
          </table:table-cell>
          <table:table-cell table:style-name="ce13" table:formula="of:=(0.5/100*[.A50] + 3*0.01)" office:value-type="float" office:value="0.0345" calcext:value-type="float">
            <text:p>0.03</text:p>
          </table:table-cell>
          <table:table-cell table:style-name="ce16" office:value-type="float" office:value="0.0781" calcext:value-type="float">
            <text:p>0.0781</text:p>
          </table:table-cell>
          <table:table-cell table:style-name="ce16" table:formula="of:=(1.2/100*[.C50] + 8*0.0001)" office:value-type="float" office:value="0.0017372" calcext:value-type="float">
            <text:p>0.0017</text:p>
          </table:table-cell>
          <table:table-cell table:style-name="ce18" table:formula="of:=([.A50]/[.C50])" office:value-type="float" office:value="11.5236875800256" calcext:value-type="float">
            <text:p>11.5</text:p>
          </table:table-cell>
          <table:table-cell table:style-name="ce18" table:formula="of:=([.E50])*SQRT(([.B50]/[.A50])^2+([.D50]/[.C50])^2)" office:value-type="float" office:value="0.510722742205547" calcext:value-type="float">
            <text:p>0.5</text:p>
          </table:table-cell>
          <table:table-cell table:style-name="ce20" table:formula="of:=[.A50]*[.C50]" office:value-type="float" office:value="0.07029" calcext:value-type="float">
            <text:p>0.070</text:p>
          </table:table-cell>
          <table:table-cell table:style-name="ce20" table:formula="of:=([.G50])*SQRT(([.B50]/[.A50])^2+([.D50]/[.C50])^2)" office:value-type="float" office:value="0.00311520954558437" calcext:value-type="float">
            <text:p>0.003</text:p>
          </table:table-cell>
          <table:table-cell table:style-name="ce20" table:formula="of:=[.$A$5]*[.C50]" office:value-type="float" office:value="0.438141" calcext:value-type="float">
            <text:p>0.438</text:p>
          </table:table-cell>
          <table:table-cell table:style-name="ce20" table:formula="of:=([.I50])*SQRT(([.$B$5]/[.$A$5])^2+([.D50]/[.C50])^2)" office:value-type="float" office:value="0.0107486275210321" calcext:value-type="float">
            <text:p>0.011</text:p>
          </table:table-cell>
          <table:table-cell table:style-name="ce13" table:formula="of:=([.G50]/[.I50])*100" office:value-type="float" office:value="16.0427807486631" calcext:value-type="float">
            <text:p>16.04</text:p>
          </table:table-cell>
          <table:table-cell table:style-name="ce13" table:formula="of:=([.K50])*SQRT(([.H50]/[.G50])^2+([.J50]/[.I50])^2)" office:value-type="float" office:value="0.812665258383921" calcext:value-type="float">
            <text:p>0.81</text:p>
          </table:table-cell>
          <table:table-cell table:number-columns-repeated="1011"/>
        </table:table-row>
        <table:table-row table:style-name="ro3">
          <table:table-cell table:style-name="ce8" office:value-type="float" office:value="0.8" calcext:value-type="float">
            <text:p>0.80</text:p>
          </table:table-cell>
          <table:table-cell table:style-name="ce13" table:formula="of:=(0.5/100*[.A51] + 3*0.01)" office:value-type="float" office:value="0.034" calcext:value-type="float">
            <text:p>0.03</text:p>
          </table:table-cell>
          <table:table-cell table:style-name="ce16" office:value-type="float" office:value="0.0798" calcext:value-type="float">
            <text:p>0.0798</text:p>
          </table:table-cell>
          <table:table-cell table:style-name="ce16" table:formula="of:=(1.2/100*[.C51] + 8*0.0001)" office:value-type="float" office:value="0.0017576" calcext:value-type="float">
            <text:p>0.0018</text:p>
          </table:table-cell>
          <table:table-cell table:style-name="ce18" table:formula="of:=([.A51]/[.C51])" office:value-type="float" office:value="10.0250626566416" calcext:value-type="float">
            <text:p>10.0</text:p>
          </table:table-cell>
          <table:table-cell table:style-name="ce18" table:formula="of:=([.E51])*SQRT(([.B51]/[.A51])^2+([.D51]/[.C51])^2)" office:value-type="float" office:value="0.479880532892153" calcext:value-type="float">
            <text:p>0.5</text:p>
          </table:table-cell>
          <table:table-cell table:style-name="ce20" table:formula="of:=[.A51]*[.C51]" office:value-type="float" office:value="0.06384" calcext:value-type="float">
            <text:p>0.064</text:p>
          </table:table-cell>
          <table:table-cell table:style-name="ce20" table:formula="of:=([.G51])*SQRT(([.B51]/[.A51])^2+([.D51]/[.C51])^2)" office:value-type="float" office:value="0.00305589842867855" calcext:value-type="float">
            <text:p>0.003</text:p>
          </table:table-cell>
          <table:table-cell table:style-name="ce20" table:formula="of:=[.$A$5]*[.C51]" office:value-type="float" office:value="0.447678" calcext:value-type="float">
            <text:p>0.448</text:p>
          </table:table-cell>
          <table:table-cell table:style-name="ce20" table:formula="of:=([.I51])*SQRT(([.$B$5]/[.$A$5])^2+([.D51]/[.C51])^2)" office:value-type="float" office:value="0.010894095604987" calcext:value-type="float">
            <text:p>0.011</text:p>
          </table:table-cell>
          <table:table-cell table:style-name="ce13" table:formula="of:=([.G51]/[.I51])*100" office:value-type="float" office:value="14.2602495543672" calcext:value-type="float">
            <text:p>14.26</text:p>
          </table:table-cell>
          <table:table-cell table:style-name="ce13" table:formula="of:=([.K51])*SQRT(([.H51]/[.G51])^2+([.J51]/[.I51])^2)" office:value-type="float" office:value="0.765754085153903" calcext:value-type="float">
            <text:p>0.77</text:p>
          </table:table-cell>
          <table:table-cell table:number-columns-repeated="1011"/>
        </table:table-row>
        <table:table-row table:style-name="ro3">
          <table:table-cell table:style-name="ce8" office:value-type="float" office:value="0.7" calcext:value-type="float">
            <text:p>0.70</text:p>
          </table:table-cell>
          <table:table-cell table:style-name="ce13" table:formula="of:=(0.5/100*[.A52] + 3*0.01)" office:value-type="float" office:value="0.0335" calcext:value-type="float">
            <text:p>0.03</text:p>
          </table:table-cell>
          <table:table-cell table:style-name="ce16" office:value-type="float" office:value="0.0815" calcext:value-type="float">
            <text:p>0.0815</text:p>
          </table:table-cell>
          <table:table-cell table:style-name="ce16" table:formula="of:=(1.2/100*[.C52] + 8*0.0001)" office:value-type="float" office:value="0.001778" calcext:value-type="float">
            <text:p>0.0018</text:p>
          </table:table-cell>
          <table:table-cell table:style-name="ce18" table:formula="of:=([.A52]/[.C52])" office:value-type="float" office:value="8.58895705521472" calcext:value-type="float">
            <text:p>8.6</text:p>
          </table:table-cell>
          <table:table-cell table:style-name="ce18" table:formula="of:=([.E52])*SQRT(([.B52]/[.A52])^2+([.D52]/[.C52])^2)" office:value-type="float" office:value="0.451736834183031" calcext:value-type="float">
            <text:p>0.5</text:p>
          </table:table-cell>
          <table:table-cell table:style-name="ce20" table:formula="of:=[.A52]*[.C52]" office:value-type="float" office:value="0.05705" calcext:value-type="float">
            <text:p>0.057</text:p>
          </table:table-cell>
          <table:table-cell table:style-name="ce20" table:formula="of:=([.G52])*SQRT(([.B52]/[.A52])^2+([.D52]/[.C52])^2)" office:value-type="float" office:value="0.00300054898685224" calcext:value-type="float">
            <text:p>0.003</text:p>
          </table:table-cell>
          <table:table-cell table:style-name="ce20" table:formula="of:=[.$A$5]*[.C52]" office:value-type="float" office:value="0.457215" calcext:value-type="float">
            <text:p>0.457</text:p>
          </table:table-cell>
          <table:table-cell table:style-name="ce20" table:formula="of:=([.I52])*SQRT(([.$B$5]/[.$A$5])^2+([.D52]/[.C52])^2)" office:value-type="float" office:value="0.0110397154325655" calcext:value-type="float">
            <text:p>0.011</text:p>
          </table:table-cell>
          <table:table-cell table:style-name="ce13" table:formula="of:=([.G52]/[.I52])*100" office:value-type="float" office:value="12.4777183600713" calcext:value-type="float">
            <text:p>12.48</text:p>
          </table:table-cell>
          <table:table-cell table:style-name="ce13" table:formula="of:=([.K52])*SQRT(([.H52]/[.G52])^2+([.J52]/[.I52])^2)" office:value-type="float" office:value="0.722119341807957" calcext:value-type="float">
            <text:p>0.72</text:p>
          </table:table-cell>
          <table:table-cell table:number-columns-repeated="1011"/>
        </table:table-row>
        <table:table-row table:style-name="ro3">
          <table:table-cell table:style-name="ce8" office:value-type="float" office:value="0.6" calcext:value-type="float">
            <text:p>0.60</text:p>
          </table:table-cell>
          <table:table-cell table:style-name="ce13" table:formula="of:=(0.5/100*[.A53] + 3*0.01)" office:value-type="float" office:value="0.033" calcext:value-type="float">
            <text:p>0.03</text:p>
          </table:table-cell>
          <table:table-cell table:style-name="ce16" office:value-type="float" office:value="0.0831" calcext:value-type="float">
            <text:p>0.0831</text:p>
          </table:table-cell>
          <table:table-cell table:style-name="ce16" table:formula="of:=(1.2/100*[.C53] + 8*0.0001)" office:value-type="float" office:value="0.0017972" calcext:value-type="float">
            <text:p>0.0018</text:p>
          </table:table-cell>
          <table:table-cell table:style-name="ce18" table:formula="of:=([.A53]/[.C53])" office:value-type="float" office:value="7.2202166064982" calcext:value-type="float">
            <text:p>7.2</text:p>
          </table:table-cell>
          <table:table-cell table:style-name="ce18" table:formula="of:=([.E53])*SQRT(([.B53]/[.A53])^2+([.D53]/[.C53])^2)" office:value-type="float" office:value="0.426709621617724" calcext:value-type="float">
            <text:p>0.4</text:p>
          </table:table-cell>
          <table:table-cell table:style-name="ce16" table:formula="of:=[.A53]*[.C53]" office:value-type="float" office:value="0.04986" calcext:value-type="float">
            <text:p>0.0499</text:p>
          </table:table-cell>
          <table:table-cell table:style-name="ce16" table:formula="of:=([.G53])*SQRT(([.B53]/[.A53])^2+([.D53]/[.C53])^2)" office:value-type="float" office:value="0.00294669023013957" calcext:value-type="float">
            <text:p>0.0029</text:p>
          </table:table-cell>
          <table:table-cell table:style-name="ce20" table:formula="of:=[.$A$5]*[.C53]" office:value-type="float" office:value="0.466191" calcext:value-type="float">
            <text:p>0.466</text:p>
          </table:table-cell>
          <table:table-cell table:style-name="ce20" table:formula="of:=([.I53])*SQRT(([.$B$5]/[.$A$5])^2+([.D53]/[.C53])^2)" office:value-type="float" office:value="0.0111769026932907" calcext:value-type="float">
            <text:p>0.011</text:p>
          </table:table-cell>
          <table:table-cell table:style-name="ce13" table:formula="of:=([.G53]/[.I53])*100" office:value-type="float" office:value="10.6951871657754" calcext:value-type="float">
            <text:p>10.70</text:p>
          </table:table-cell>
          <table:table-cell table:style-name="ce13" table:formula="of:=([.K53])*SQRT(([.H53]/[.G53])^2+([.J53]/[.I53])^2)" office:value-type="float" office:value="0.682108408333714" calcext:value-type="float">
            <text:p>0.68</text:p>
          </table:table-cell>
          <table:table-cell table:number-columns-repeated="1011"/>
        </table:table-row>
        <table:table-row table:style-name="ro3">
          <table:table-cell table:style-name="ce8" office:value-type="float" office:value="0.51" calcext:value-type="float">
            <text:p>0.51</text:p>
          </table:table-cell>
          <table:table-cell table:style-name="ce13" table:formula="of:=(0.5/100*[.A54] + 3*0.01)" office:value-type="float" office:value="0.03255" calcext:value-type="float">
            <text:p>0.03</text:p>
          </table:table-cell>
          <table:table-cell table:style-name="ce16" office:value-type="float" office:value="0.0847" calcext:value-type="float">
            <text:p>0.0847</text:p>
          </table:table-cell>
          <table:table-cell table:style-name="ce16" table:formula="of:=(1.2/100*[.C54] + 8*0.0001)" office:value-type="float" office:value="0.0018164" calcext:value-type="float">
            <text:p>0.0018</text:p>
          </table:table-cell>
          <table:table-cell table:style-name="ce18" table:formula="of:=([.A54]/[.C54])" office:value-type="float" office:value="6.02125147579693" calcext:value-type="float">
            <text:p>6.0</text:p>
          </table:table-cell>
          <table:table-cell table:style-name="ce18" table:formula="of:=([.E54])*SQRT(([.B54]/[.A54])^2+([.D54]/[.C54])^2)" office:value-type="float" office:value="0.405411145166206" calcext:value-type="float">
            <text:p>0.4</text:p>
          </table:table-cell>
          <table:table-cell table:style-name="ce16" table:formula="of:=[.A54]*[.C54]" office:value-type="float" office:value="0.043197" calcext:value-type="float">
            <text:p>0.0432</text:p>
          </table:table-cell>
          <table:table-cell table:style-name="ce16" table:formula="of:=([.G54])*SQRT(([.B54]/[.A54])^2+([.D54]/[.C54])^2)" office:value-type="float" office:value="0.00290845604242543" calcext:value-type="float">
            <text:p>0.0029</text:p>
          </table:table-cell>
          <table:table-cell table:style-name="ce20" table:formula="of:=[.$A$5]*[.C54]" office:value-type="float" office:value="0.475167" calcext:value-type="float">
            <text:p>0.475</text:p>
          </table:table-cell>
          <table:table-cell table:style-name="ce20" table:formula="of:=([.I54])*SQRT(([.$B$5]/[.$A$5])^2+([.D54]/[.C54])^2)" office:value-type="float" office:value="0.0113142144198014" calcext:value-type="float">
            <text:p>0.011</text:p>
          </table:table-cell>
          <table:table-cell table:style-name="ce13" table:formula="of:=([.G54]/[.I54])*100" office:value-type="float" office:value="9.09090909090909" calcext:value-type="float">
            <text:p>9.09</text:p>
          </table:table-cell>
          <table:table-cell table:style-name="ce13" table:formula="of:=([.K54])*SQRT(([.H54]/[.G54])^2+([.J54]/[.I54])^2)" office:value-type="float" office:value="0.649239877095552" calcext:value-type="float">
            <text:p>0.65</text:p>
          </table:table-cell>
          <table:table-cell table:number-columns-repeated="1011"/>
        </table:table-row>
        <table:table-row table:style-name="ro3">
          <table:table-cell table:style-name="ce8" office:value-type="float" office:value="0.42" calcext:value-type="float">
            <text:p>0.42</text:p>
          </table:table-cell>
          <table:table-cell table:style-name="ce13" table:formula="of:=(0.5/100*[.A55] + 3*0.01)" office:value-type="float" office:value="0.0321" calcext:value-type="float">
            <text:p>0.03</text:p>
          </table:table-cell>
          <table:table-cell table:style-name="ce16" office:value-type="float" office:value="0.0867" calcext:value-type="float">
            <text:p>0.0867</text:p>
          </table:table-cell>
          <table:table-cell table:style-name="ce16" table:formula="of:=(1.2/100*[.C55] + 8*0.0001)" office:value-type="float" office:value="0.0018404" calcext:value-type="float">
            <text:p>0.0018</text:p>
          </table:table-cell>
          <table:table-cell table:style-name="ce18" table:formula="of:=([.A55]/[.C55])" office:value-type="float" office:value="4.84429065743945" calcext:value-type="float">
            <text:p>4.8</text:p>
          </table:table-cell>
          <table:table-cell table:style-name="ce18" table:formula="of:=([.E55])*SQRT(([.B55]/[.A55])^2+([.D55]/[.C55])^2)" office:value-type="float" office:value="0.384257044162775" calcext:value-type="float">
            <text:p>0.4</text:p>
          </table:table-cell>
          <table:table-cell table:style-name="ce16" table:formula="of:=[.A55]*[.C55]" office:value-type="float" office:value="0.036414" calcext:value-type="float">
            <text:p>0.0364</text:p>
          </table:table-cell>
          <table:table-cell table:style-name="ce16" table:formula="of:=([.G55])*SQRT(([.B55]/[.A55])^2+([.D55]/[.C55])^2)" office:value-type="float" office:value="0.00288841793269672" calcext:value-type="float">
            <text:p>0.0029</text:p>
          </table:table-cell>
          <table:table-cell table:style-name="ce20" table:formula="of:=[.$A$5]*[.C55]" office:value-type="float" office:value="0.486387" calcext:value-type="float">
            <text:p>0.486</text:p>
          </table:table-cell>
          <table:table-cell table:style-name="ce20" table:formula="of:=([.I55])*SQRT(([.$B$5]/[.$A$5])^2+([.D55]/[.C55])^2)" office:value-type="float" office:value="0.0114860223071767" calcext:value-type="float">
            <text:p>0.011</text:p>
          </table:table-cell>
          <table:table-cell table:style-name="ce13" table:formula="of:=([.G55]/[.I55])*100" office:value-type="float" office:value="7.48663101604278" calcext:value-type="float">
            <text:p>7.49</text:p>
          </table:table-cell>
          <table:table-cell table:style-name="ce13" table:formula="of:=([.K55])*SQRT(([.H55]/[.G55])^2+([.J55]/[.I55])^2)" office:value-type="float" office:value="0.61961038085114" calcext:value-type="float">
            <text:p>0.62</text:p>
          </table:table-cell>
          <table:table-cell table:number-columns-repeated="1011"/>
        </table:table-row>
        <table:table-row table:style-name="ro3">
          <table:table-cell table:style-name="ce8" office:value-type="float" office:value="0.3" calcext:value-type="float">
            <text:p>0.30</text:p>
          </table:table-cell>
          <table:table-cell table:style-name="ce13" table:formula="of:=(0.5/100*[.A56] + 3*0.01)" office:value-type="float" office:value="0.0315" calcext:value-type="float">
            <text:p>0.03</text:p>
          </table:table-cell>
          <table:table-cell table:style-name="ce16" office:value-type="float" office:value="0.0881" calcext:value-type="float">
            <text:p>0.0881</text:p>
          </table:table-cell>
          <table:table-cell table:style-name="ce16" table:formula="of:=(1.2/100*[.C56] + 8*0.0001)" office:value-type="float" office:value="0.0018572" calcext:value-type="float">
            <text:p>0.0019</text:p>
          </table:table-cell>
          <table:table-cell table:style-name="ce18" table:formula="of:=([.A56]/[.C56])" office:value-type="float" office:value="3.40522133938706" calcext:value-type="float">
            <text:p>3.4</text:p>
          </table:table-cell>
          <table:table-cell table:style-name="ce18" table:formula="of:=([.E56])*SQRT(([.B56]/[.A56])^2+([.D56]/[.C56])^2)" office:value-type="float" office:value="0.364683010173984" calcext:value-type="float">
            <text:p>0.4</text:p>
          </table:table-cell>
          <table:table-cell table:style-name="ce16" table:formula="of:=[.A56]*[.C56]" office:value-type="float" office:value="0.02643" calcext:value-type="float">
            <text:p>0.0264</text:p>
          </table:table-cell>
          <table:table-cell table:style-name="ce16" table:formula="of:=([.G56])*SQRT(([.B56]/[.A56])^2+([.D56]/[.C56])^2)" office:value-type="float" office:value="0.0028305272985965" calcext:value-type="float">
            <text:p>0.0028</text:p>
          </table:table-cell>
          <table:table-cell table:style-name="ce20" table:formula="of:=[.$A$5]*[.C56]" office:value-type="float" office:value="0.494241" calcext:value-type="float">
            <text:p>0.494</text:p>
          </table:table-cell>
          <table:table-cell table:style-name="ce20" table:formula="of:=([.I56])*SQRT(([.$B$5]/[.$A$5])^2+([.D56]/[.C56])^2)" office:value-type="float" office:value="0.0116063949307995" calcext:value-type="float">
            <text:p>0.012</text:p>
          </table:table-cell>
          <table:table-cell table:style-name="ce13" table:formula="of:=([.G56]/[.I56])*100" office:value-type="float" office:value="5.3475935828877" calcext:value-type="float">
            <text:p>5.35</text:p>
          </table:table-cell>
          <table:table-cell table:style-name="ce13" table:formula="of:=([.K56])*SQRT(([.H56]/[.G56])^2+([.J56]/[.I56])^2)" office:value-type="float" office:value="0.586308347553525" calcext:value-type="float">
            <text:p>0.59</text:p>
          </table:table-cell>
          <table:table-cell table:number-columns-repeated="1011"/>
        </table:table-row>
        <table:table-row table:style-name="ro3">
          <table:table-cell table:style-name="ce8" office:value-type="float" office:value="0.21" calcext:value-type="float">
            <text:p>0.21</text:p>
          </table:table-cell>
          <table:table-cell table:style-name="ce13" table:formula="of:=(0.5/100*[.A57] + 3*0.01)" office:value-type="float" office:value="0.03105" calcext:value-type="float">
            <text:p>0.03</text:p>
          </table:table-cell>
          <table:table-cell table:style-name="ce16" office:value-type="float" office:value="0.0897" calcext:value-type="float">
            <text:p>0.0897</text:p>
          </table:table-cell>
          <table:table-cell table:style-name="ce16" table:formula="of:=(1.2/100*[.C57] + 8*0.0001)" office:value-type="float" office:value="0.0018764" calcext:value-type="float">
            <text:p>0.0019</text:p>
          </table:table-cell>
          <table:table-cell table:style-name="ce13" table:formula="of:=([.A57]/[.C57])" office:value-type="float" office:value="2.34113712374582" calcext:value-type="float">
            <text:p>2.34</text:p>
          </table:table-cell>
          <table:table-cell table:style-name="ce13" table:formula="of:=([.E57])*SQRT(([.B57]/[.A57])^2+([.D57]/[.C57])^2)" office:value-type="float" office:value="0.349601021794952" calcext:value-type="float">
            <text:p>0.35</text:p>
          </table:table-cell>
          <table:table-cell table:style-name="ce16" table:formula="of:=[.A57]*[.C57]" office:value-type="float" office:value="0.018837" calcext:value-type="float">
            <text:p>0.0188</text:p>
          </table:table-cell>
          <table:table-cell table:style-name="ce16" table:formula="of:=([.G57])*SQRT(([.B57]/[.A57])^2+([.D57]/[.C57])^2)" office:value-type="float" office:value="0.00281292128545414" calcext:value-type="float">
            <text:p>0.0028</text:p>
          </table:table-cell>
          <table:table-cell table:style-name="ce20" table:formula="of:=[.$A$5]*[.C57]" office:value-type="float" office:value="0.503217" calcext:value-type="float">
            <text:p>0.503</text:p>
          </table:table-cell>
          <table:table-cell table:style-name="ce20" table:formula="of:=([.I57])*SQRT(([.$B$5]/[.$A$5])^2+([.D57]/[.C57])^2)" office:value-type="float" office:value="0.0117440676926711" calcext:value-type="float">
            <text:p>0.012</text:p>
          </table:table-cell>
          <table:table-cell table:style-name="ce13" table:formula="of:=([.G57]/[.I57])*100" office:value-type="float" office:value="3.74331550802139" calcext:value-type="float">
            <text:p>3.74</text:p>
          </table:table-cell>
          <table:table-cell table:style-name="ce13" table:formula="of:=([.K57])*SQRT(([.H57]/[.G57])^2+([.J57]/[.I57])^2)" office:value-type="float" office:value="0.565773187504716" calcext:value-type="float">
            <text:p>0.57</text:p>
          </table:table-cell>
          <table:table-cell table:number-columns-repeated="1011"/>
        </table:table-row>
        <table:table-row table:style-name="ro3">
          <table:table-cell table:style-name="ce8" office:value-type="float" office:value="0.07" calcext:value-type="float">
            <text:p>0.07</text:p>
          </table:table-cell>
          <table:table-cell table:style-name="ce13" table:formula="of:=(0.5/100*[.A58] + 3*0.01)" office:value-type="float" office:value="0.03035" calcext:value-type="float">
            <text:p>0.03</text:p>
          </table:table-cell>
          <table:table-cell table:style-name="ce16" office:value-type="float" office:value="0.0918" calcext:value-type="float">
            <text:p>0.0918</text:p>
          </table:table-cell>
          <table:table-cell table:style-name="ce16" table:formula="of:=(1.2/100*[.C58] + 8*0.0001)" office:value-type="float" office:value="0.0019016" calcext:value-type="float">
            <text:p>0.0019</text:p>
          </table:table-cell>
          <table:table-cell table:style-name="ce13" table:formula="of:=([.A58]/[.C58])" office:value-type="float" office:value="0.762527233115468" calcext:value-type="float">
            <text:p>0.76</text:p>
          </table:table-cell>
          <table:table-cell table:style-name="ce13" table:formula="of:=([.E58])*SQRT(([.B58]/[.A58])^2+([.D58]/[.C58])^2)" office:value-type="float" office:value="0.330987133535753" calcext:value-type="float">
            <text:p>0.33</text:p>
          </table:table-cell>
          <table:table-cell table:style-name="ce16" table:formula="of:=[.A58]*[.C58]" office:value-type="float" office:value="0.006426" calcext:value-type="float">
            <text:p>0.0064</text:p>
          </table:table-cell>
          <table:table-cell table:style-name="ce16" table:formula="of:=([.G58])*SQRT(([.B58]/[.A58])^2+([.D58]/[.C58])^2)" office:value-type="float" office:value="0.00278930801121784" calcext:value-type="float">
            <text:p>0.0028</text:p>
          </table:table-cell>
          <table:table-cell table:style-name="ce20" table:formula="of:=[.$A$5]*[.C58]" office:value-type="float" office:value="0.514998" calcext:value-type="float">
            <text:p>0.515</text:p>
          </table:table-cell>
          <table:table-cell table:style-name="ce20" table:formula="of:=([.I58])*SQRT(([.$B$5]/[.$A$5])^2+([.D58]/[.C58])^2)" office:value-type="float" office:value="0.0119249254235268" calcext:value-type="float">
            <text:p>0.012</text:p>
          </table:table-cell>
          <table:table-cell table:style-name="ce13" table:formula="of:=([.G58]/[.I58])*100" office:value-type="float" office:value="1.24777183600713" calcext:value-type="float">
            <text:p>1.25</text:p>
          </table:table-cell>
          <table:table-cell table:style-name="ce13" table:formula="of:=([.K58])*SQRT(([.H58]/[.G58])^2+([.J58]/[.I58])^2)" office:value-type="float" office:value="0.542385398653015" calcext:value-type="float">
            <text:p>0.54</text:p>
          </table:table-cell>
          <table:table-cell table:number-columns-repeated="1011"/>
        </table:table-row>
        <table:table-row table:style-name="ro3" table:number-rows-repeated="1048517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121" number:language="en" number:country="US">
      <number:number number:decimal-places="2" loext:min-decimal-places="2" number:min-integer-digits="2"/>
    </number:number-style>
    <number:number-style style:name="N10122" number:language="en" number:country="US">
      <number:number number:decimal-places="3" loext:min-decimal-places="3" number:min-integer-digits="1"/>
    </number:number-style>
    <number:number-style style:name="N10123" number:language="en" number:country="US">
      <number:number number:decimal-places="5" loext:min-decimal-places="5" number:min-integer-digits="1"/>
    </number:number-style>
    <number:number-style style:name="N10124" number:language="en" number:country="US">
      <number:number number:decimal-places="4" loext:min-decimal-places="4" number:min-integer-digits="1"/>
    </number:number-style>
    <number:number-style style:name="N10125" number:language="en" number:country="US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4">00/00/0000</text:date>, <text:time style:data-style-name="N2" text:time-value="22:27:18.9927731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18:37:33.794052208</meta:creation-date>
    <dc:date>2019-04-24T22:27:59.476910184</dc:date>
    <meta:editing-duration>PT1H5M53S</meta:editing-duration>
    <meta:editing-cycles>6</meta:editing-cycles>
    <meta:generator>LibreOffice/5.1.6.2$Linux_X86_64 LibreOffice_project/10m0$Build-2</meta:generator>
    <meta:document-statistic meta:table-count="1" meta:cell-count="624" meta:object-count="0"/>
  </office:meta>
</office:document-meta>
</file>